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18.04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7.96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24.04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23.78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13.42mm"/>
    </style:style>
    <style:style style:name="co23" style:family="table-column">
      <style:table-column-properties fo:break-before="auto" style:column-width="24.59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13.34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2.68mm"/>
    </style:style>
    <style:style style:name="co28" style:family="table-column">
      <style:table-column-properties fo:break-before="auto" style:column-width="11.24mm"/>
    </style:style>
    <style:style style:name="co29" style:family="table-column">
      <style:table-column-properties fo:break-before="auto" style:column-width="21.24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3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10" style:family="table-cell" style:parent-style-name="Default" style:data-style-name="N3">
      <style:table-cell-properties fo:background-color="transparent" fo:border="0.06pt solid #000000"/>
    </style:style>
    <style:style style:name="ce29" style:family="table-cell" style:parent-style-name="Default" style:data-style-name="N3">
      <style:table-cell-properties fo:background-color="#dddddd" fo:border="0.06pt solid #000000"/>
      <style:text-properties fo:color="#ce181e"/>
    </style:style>
    <style:style style:name="ce30" style:family="table-cell" style:parent-style-name="Default" style:data-style-name="N4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able-cell-properties fo:border="0.06pt solid #000000"/>
    </style:style>
    <style:style style:name="ce15" style:family="table-cell" style:parent-style-name="Default" style:data-style-name="N4">
      <style:table-cell-properties fo:background-color="transparent" fo:border="0.06pt solid #000000"/>
    </style:style>
    <style:style style:name="ce33" style:family="table-cell" style:parent-style-name="Default" style:data-style-name="N4">
      <style:table-cell-properties fo:background-color="#dddddd" fo:border="0.06pt solid #000000"/>
      <style:text-properties fo:color="#ce181e"/>
    </style:style>
    <style:style style:name="ce34" style:family="table-cell" style:parent-style-name="Default" style:data-style-name="N4">
      <style:table-cell-properties fo:background-color="#00b6bd" fo:border="0.06pt solid #000000"/>
    </style:style>
    <style:style style:name="ce35" style:family="table-cell" style:parent-style-name="Default" style:data-style-name="N4">
      <style:table-cell-properties fo:background-color="#00b6bd" fo:border="0.06pt solid #000000"/>
      <style:text-properties fo:color="#ce181e"/>
    </style:style>
    <style:style style:name="ce11" style:family="table-cell" style:parent-style-name="Default" style:data-style-name="N4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4">
      <style:table-cell-properties fo:background-color="#e0efd4" fo:border="0.06pt solid #000000"/>
      <style:text-properties fo:color="#ce181e"/>
    </style:style>
    <style:style style:name="ce16" style:family="table-cell" style:parent-style-name="Default" style:data-style-name="N4">
      <style:table-cell-properties fo:background-color="#bce4e5" fo:border="0.06pt solid #000000"/>
    </style:style>
    <style:style style:name="ce39" style:family="table-cell" style:parent-style-name="Default" style:data-style-name="N4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able-cell-properties fo:background-color="#fcd4d1" fo:border="0.06pt solid #000000"/>
    </style:style>
    <style:style style:name="ce41" style:family="table-cell" style:parent-style-name="Default" style:data-style-name="N4">
      <style:table-cell-properties fo:background-color="#fdc578" fo:border="0.06pt solid #000000"/>
    </style:style>
    <style:style style:name="ce42" style:family="table-cell" style:parent-style-name="Default" style:data-style-name="N4">
      <style:table-cell-properties fo:background-color="#dddddd" fo:border="0.06pt solid #000000"/>
    </style:style>
    <style:style style:name="ce43" style:family="table-cell" style:parent-style-name="Default" style:data-style-name="N4">
      <style:table-cell-properties fo:background-color="#ccbe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4">
      <style:table-cell-properties fo:background-color="transparent" fo:border="0.06pt solid #000000"/>
      <style:text-properties style:use-window-font-color="true"/>
    </style:style>
    <style:style style:name="ce45" style:family="table-cell" style:parent-style-name="Default" style:data-style-name="N3">
      <style:table-cell-properties fo:background-color="#ccbe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4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3">
      <style:table-cell-properties fo:background-color="#dddddd" fo:border="0.06pt solid #000000"/>
    </style:style>
    <style:style style:name="ce52" style:family="table-cell" style:parent-style-name="Default" style:data-style-name="N4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7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7">
      <style:table-cell-properties fo:border="0.06pt solid #000000"/>
    </style:style>
    <style:style style:name="ce55" style:family="table-cell" style:parent-style-name="Default" style:data-style-name="N4">
      <style:table-cell-properties fo:background-color="#ed1c24" fo:border="0.06pt solid #000000"/>
      <style:text-properties fo:color="#ffffff"/>
    </style:style>
    <style:style style:name="ce56" style:family="table-cell" style:parent-style-name="Default" style:data-style-name="N4">
      <style:table-cell-properties fo:background-color="#89c765" fo:border="0.06pt solid #000000"/>
      <style:text-properties fo:color="#ffffff"/>
    </style:style>
    <style:style style:name="ce1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fo:background-color="transparent"/>
    </style:style>
    <style:style style:name="ce20" style:family="table-cell" style:parent-style-name="Default" style:data-style-name="N4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y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yc</text:p>
          </table:table-cell>
          <table:table-cell table:style-name="ce1" office:value-type="string" calcext:value-type="string">
            <text:p>y0-yc</text:p>
          </table:table-cell>
          <table:table-cell table:style-name="ce1" office:value-type="string" calcext:value-type="string">
            <text:p>x0-xc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Orientation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xtend</text:p>
          </table:table-cell>
          <table:table-cell table:style-name="ce5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[.C2]-[.G2]" office:value-type="float" office:value="0" calcext:value-type="float">
            <text:p>0</text:p>
          </table:table-cell>
          <table:table-cell table:formula="of:=[.B2]-[.F2]" office:value-type="float" office:value="30" calcext:value-type="float">
            <text:p>30</text:p>
          </table:table-cell>
          <table:table-cell office:value-type="string" calcext:value-type="string">
            <text:p>1/2 lune</text:p>
          </table:table-cell>
          <table:table-cell office:value-type="string" calcext:value-type="string">
            <text:p>Nord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130" calcext:value-type="float">
            <text:p>130</text:p>
          </table:table-cell>
          <table:table-cell table:formula="of:=[.C3]-[.G3]" office:value-type="float" office:value="0" calcext:value-type="float">
            <text:p>0</text:p>
          </table:table-cell>
          <table:table-cell table:formula="of:=[.B3]-[.F3]" office:value-type="float" office:value="-30" calcext:value-type="float">
            <text:p>-30</text:p>
          </table:table-cell>
          <table:table-cell office:value-type="string" calcext:value-type="string">
            <text:p>1/2 lune</text:p>
          </table:table-cell>
          <table:table-cell office:value-type="string" calcext:value-type="string">
            <text:p>Sud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table:formula="of:=[.C4]-[.G4]" office:value-type="float" office:value="30" calcext:value-type="float">
            <text:p>30</text:p>
          </table:table-cell>
          <table:table-cell table:formula="of:=[.B4]-[.F4]" office:value-type="float" office:value="0" calcext:value-type="float">
            <text:p>0</text:p>
          </table:table-cell>
          <table:table-cell office:value-type="string" calcext:value-type="string">
            <text:p>1/2 lune</text:p>
          </table:table-cell>
          <table:table-cell office:value-type="string" calcext:value-type="string">
            <text:p>Ouest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130" calcext:value-type="float">
            <text:p>130</text:p>
          </table:table-cell>
          <table:table-cell table:formula="of:=[.C5]-[.G5]" office:value-type="float" office:value="-30" calcext:value-type="float">
            <text:p>-30</text:p>
          </table:table-cell>
          <table:table-cell table:formula="of:=[.B5]-[.F5]" office:value-type="float" office:value="0" calcext:value-type="float">
            <text:p>0</text:p>
          </table:table-cell>
          <table:table-cell office:value-type="string" calcext:value-type="string">
            <text:p>1/2 lune</text:p>
          </table:table-cell>
          <table:table-cell office:value-type="string" calcext:value-type="string">
            <text:p>Est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6]-[.G6]" office:value-type="float" office:value="0" calcext:value-type="float">
            <text:p>0</text:p>
          </table:table-cell>
          <table:table-cell table:formula="of:=[.B6]-[.F6]" office:value-type="float" office:value="30" calcext:value-type="float">
            <text:p>30</text:p>
          </table:table-cell>
          <table:table-cell office:value-type="string" calcext:value-type="string">
            <text:p>1/4 lune</text:p>
          </table:table-cell>
          <table:table-cell office:value-type="string" calcext:value-type="string">
            <text:p>Nord-Es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formula="of:=[.C7]-[.G7]" office:value-type="float" office:value="30" calcext:value-type="float">
            <text:p>30</text:p>
          </table:table-cell>
          <table:table-cell table:formula="of:=[.B7]-[.F7]" office:value-type="float" office:value="0" calcext:value-type="float">
            <text:p>0</text:p>
          </table:table-cell>
          <table:table-cell office:value-type="string" calcext:value-type="string">
            <text:p>1/4 lune</text:p>
          </table:table-cell>
          <table:table-cell office:value-type="string" calcext:value-type="string">
            <text:p>Nord-Ouest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table:formula="of:=[.C8]-[.G8]" office:value-type="float" office:value="0" calcext:value-type="float">
            <text:p>0</text:p>
          </table:table-cell>
          <table:table-cell table:formula="of:=[.B8]-[.F8]" office:value-type="float" office:value="-30" calcext:value-type="float">
            <text:p>-30</text:p>
          </table:table-cell>
          <table:table-cell office:value-type="string" calcext:value-type="string">
            <text:p>1/4 lune</text:p>
          </table:table-cell>
          <table:table-cell office:value-type="string" calcext:value-type="string">
            <text:p>Sud-Ouest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table:formula="of:=[.C9]-[.G9]" office:value-type="float" office:value="-30" calcext:value-type="float">
            <text:p>-30</text:p>
          </table:table-cell>
          <table:table-cell table:formula="of:=[.B9]-[.F9]" office:value-type="float" office:value="0" calcext:value-type="float">
            <text:p>0</text:p>
          </table:table-cell>
          <table:table-cell office:value-type="string" calcext:value-type="string">
            <text:p>1/4 lune</text:p>
          </table:table-cell>
          <table:table-cell office:value-type="string" calcext:value-type="string">
            <text:p>Sud-Est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4" table:default-cell-style-name="ce7"/>
        <table:table-column table:style-name="co5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" table:default-cell-style-name="ce12"/>
        <table:table-column table:style-name="co10" table:default-cell-style-name="ce12"/>
        <table:table-column table:style-name="co11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5"/>
        <table:table-column table:style-name="co19" table:default-cell-style-name="ce49"/>
        <table:table-column table:style-name="co18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0"/>
        <table:table-column table:style-name="co21" table:default-cell-style-name="ce12"/>
        <table:table-column table:style-name="co23" table:number-columns-repeated="2" table:default-cell-style-name="ce12"/>
        <table:table-column table:style-name="co24" table:default-cell-style-name="ce54"/>
        <table:table-column table:style-name="co1" table:default-cell-style-name="ce54"/>
        <table:table-column table:style-name="co1" table:number-columns-repeated="2" table:default-cell-style-name="ce12"/>
        <table:table-column table:style-name="co25" table:default-cell-style-name="ce12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4" table:default-cell-style-name="ce12"/>
        <table:table-column table:style-name="co18" table:default-cell-style-name="ce12"/>
        <table:table-column table:style-name="co1" table:number-columns-repeated="3" table:default-cell-style-name="ce12"/>
        <table:table-column table:style-name="co18" table:default-cell-style-name="ce12"/>
        <table:table-column table:style-name="co1" table:default-cell-style-name="ce12"/>
        <table:table-column table:style-name="co26" table:default-cell-style-name="ce12"/>
        <table:table-column table:style-name="co27" table:number-columns-repeated="2" table:default-cell-style-name="ce12"/>
        <table:table-column table:style-name="co1" table:number-columns-repeated="973" table:default-cell-style-name="ce12"/>
        <table:table-row table:style-name="ro3">
          <table:table-cell table:style-name="ce26" office:value-type="string" calcext:value-type="string">
            <text:p>Cas</text:p>
          </table:table-cell>
          <table:table-cell table:style-name="ce30" office:value-type="string" calcext:value-type="string">
            <text:p><text:span text:style-name="T1">α</text:span> Deg</text:p>
          </table:table-cell>
          <table:table-cell table:style-name="ce30" office:value-type="string" calcext:value-type="string">
            <text:p>Start Deg</text:p>
          </table:table-cell>
          <table:table-cell table:style-name="ce11" office:value-type="string" calcext:value-type="string">
            <text:p>Start Rad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R</text:p>
          </table:table-cell>
          <table:table-cell table:style-name="ce11" office:value-type="string" calcext:value-type="string">
            <text:p>Cos(St)</text:p>
          </table:table-cell>
          <table:table-cell table:style-name="ce11" office:value-type="string" calcext:value-type="string">
            <text:p>Sin(St)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Extend</text:p>
          </table:table-cell>
          <table:table-cell table:style-name="ce11" office:value-type="string" calcext:value-type="string">
            <text:p>St+Ex Deg</text:p>
          </table:table-cell>
          <table:table-cell table:style-name="ce11" office:value-type="string" calcext:value-type="string">
            <text:p>St+Ex Rad</text:p>
          </table:table-cell>
          <table:table-cell table:style-name="ce11" office:value-type="string" calcext:value-type="string">
            <text:p>Cos(Ex)</text:p>
          </table:table-cell>
          <table:table-cell table:style-name="ce11" office:value-type="string" calcext:value-type="string">
            <text:p>Sin(Ex)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Y2</text:p>
          </table:table-cell>
          <table:table-cell table:style-name="ce39" office:value-type="string" calcext:value-type="string">
            <text:p>Yd</text:p>
          </table:table-cell>
          <table:table-cell table:style-name="ce39" office:value-type="string" calcext:value-type="string">
            <text:p>Xd</text:p>
          </table:table-cell>
          <table:table-cell table:style-name="ce43" office:value-type="string" calcext:value-type="string">
            <text:p>Signe(yd)</text:p>
          </table:table-cell>
          <table:table-cell table:style-name="ce43" office:value-type="string" calcext:value-type="string">
            <text:p>Signe(xd)</text:p>
          </table:table-cell>
          <table:table-cell table:style-name="ce45" office:value-type="string" calcext:value-type="string">
            <text:p>Zones</text:p>
          </table:table-cell>
          <table:table-cell table:style-name="ce39" office:value-type="string" calcext:value-type="string">
            <text:p>asin(yd/R)</text:p>
          </table:table-cell>
          <table:table-cell table:style-name="ce39" office:value-type="string" calcext:value-type="string">
            <text:p>--&gt; degrés</text:p>
          </table:table-cell>
          <table:table-cell table:style-name="ce39" office:value-type="string" calcext:value-type="string">
            <text:p>--&gt; |degrés|</text:p>
          </table:table-cell>
          <table:table-cell table:style-name="ce50" office:value-type="string" calcext:value-type="string">
            <text:p>ajout</text:p>
          </table:table-cell>
          <table:table-cell table:style-name="ce39" office:value-type="string" calcext:value-type="string">
            <text:p>+ajout</text:p>
            <text:p>=Start</text:p>
          </table:table-cell>
          <table:table-cell table:style-name="ce52" office:value-type="string" calcext:value-type="string">
            <text:p>y1-y0</text:p>
          </table:table-cell>
          <table:table-cell table:style-name="ce52" office:value-type="string" calcext:value-type="string">
            <text:p>x1-x0</text:p>
          </table:table-cell>
          <table:table-cell table:number-columns-repeated="2" table:style-name="ce53" office:value-type="string" calcext:value-type="string">
            <text:p>P2</text:p>
          </table:table-cell>
          <table:table-cell table:style-name="ce52" office:value-type="string" calcext:value-type="string">
            <text:p>d01</text:p>
          </table:table-cell>
          <table:table-cell table:style-name="ce52" office:value-type="string" calcext:value-type="string">
            <text:p>D01/2</text:p>
          </table:table-cell>
          <table:table-cell table:style-name="ce52" office:value-type="string" calcext:value-type="string">
            <text:p>sin</text:p>
          </table:table-cell>
          <table:table-cell table:style-name="ce52" office:value-type="string" calcext:value-type="string">
            <text:p>asin rd</text:p>
          </table:table-cell>
          <table:table-cell table:style-name="ce52" office:value-type="string" calcext:value-type="string">
            <text:p>degres</text:p>
          </table:table-cell>
          <table:table-cell table:style-name="ce52" office:value-type="string" calcext:value-type="string">
            <text:p>x2=Extend</text:p>
          </table:table-cell>
          <table:table-cell table:style-name="ce52"/>
          <table:table-cell table:style-name="ce39" office:value-type="string" calcext:value-type="string">
            <text:p>y0-yc</text:p>
          </table:table-cell>
          <table:table-cell table:style-name="ce39" office:value-type="string" calcext:value-type="string">
            <text:p>x0-xc</text:p>
          </table:table-cell>
          <table:table-cell table:style-name="ce39" office:value-type="string" calcext:value-type="string">
            <text:p>m1</text:p>
          </table:table-cell>
          <table:table-cell table:style-name="ce39" office:value-type="string" calcext:value-type="string">
            <text:p>Exception</text:p>
          </table:table-cell>
          <table:table-cell table:style-name="ce39" office:value-type="string" calcext:value-type="string">
            <text:p>y1-yc</text:p>
          </table:table-cell>
          <table:table-cell table:style-name="ce39" office:value-type="string" calcext:value-type="string">
            <text:p>x1-xc</text:p>
          </table:table-cell>
          <table:table-cell table:style-name="ce39" office:value-type="string" calcext:value-type="string">
            <text:p>« m2 »</text:p>
          </table:table-cell>
          <table:table-cell table:style-name="ce39" office:value-type="string" calcext:value-type="string">
            <text:p>Exception</text:p>
          </table:table-cell>
          <table:table-cell table:style-name="ce39" office:value-type="string" calcext:value-type="string">
            <text:p>tg(alpha)</text:p>
          </table:table-cell>
          <table:table-cell table:style-name="ce39" office:value-type="string" calcext:value-type="string">
            <text:p>atan(alpha)</text:p>
          </table:table-cell>
          <table:table-cell table:style-name="ce39"/>
          <table:table-cell table:style-name="ce39" office:value-type="string" calcext:value-type="string">
            <text:p>--&gt;degrés</text:p>
          </table:table-cell>
          <table:table-cell table:style-name="ce39" office:value-type="string" calcext:value-type="string">
            <text:p>Extend</text:p>
          </table:table-cell>
          <table:table-cell table:style-name="ce17" table:number-columns-repeated="9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,00</text:p>
          </table:table-cell>
          <table:table-cell table:style-name="ce34" office:value-type="float" office:value="0" calcext:value-type="float">
            <text:p>0,00</text:p>
          </table:table-cell>
          <table:table-cell table:formula="of:=RADIANS([.C2])" office:value-type="float" office:value="0" calcext:value-type="float">
            <text:p>0,00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2])" office:value-type="float" office:value="1" calcext:value-type="float">
            <text:p>1,00</text:p>
          </table:table-cell>
          <table:table-cell table:formula="of:=SIN([.D2])" office:value-type="float" office:value="0" calcext:value-type="float">
            <text:p>0,00</text:p>
          </table:table-cell>
          <table:table-cell table:style-name="ce16" table:formula="of:=[.H2]*[.G2]+[.E2]" office:value-type="float" office:value="220" calcext:value-type="float">
            <text:p>220,00</text:p>
          </table:table-cell>
          <table:table-cell table:style-name="ce16" table:formula="of:=[.I2]*[.G2]+[.F2]" office:value-type="float" office:value="120" calcext:value-type="float">
            <text:p>120,00</text:p>
          </table:table-cell>
          <table:table-cell table:style-name="ce16" table:formula="of:=[.B2]" office:value-type="float" office:value="45" calcext:value-type="float">
            <text:p>45,00</text:p>
          </table:table-cell>
          <table:table-cell table:formula="of:=[.C2]+[.L2]" office:value-type="float" office:value="45" calcext:value-type="float">
            <text:p>45,00</text:p>
          </table:table-cell>
          <table:table-cell table:formula="of:=RADIANS([.M2])" office:value-type="float" office:value="0.785398163397448" calcext:value-type="float">
            <text:p>0,79</text:p>
          </table:table-cell>
          <table:table-cell table:formula="of:=COS([.N2])" office:value-type="float" office:value="0.707106781186548" calcext:value-type="float">
            <text:p>0,71</text:p>
          </table:table-cell>
          <table:table-cell table:formula="of:=SIN([.N2])" office:value-type="float" office:value="0.707106781186547" calcext:value-type="float">
            <text:p>0,71</text:p>
          </table:table-cell>
          <table:table-cell table:style-name="ce16" table:formula="of:=[.O2]*[.G2]+[.E2]" office:value-type="float" office:value="190.710678118655" calcext:value-type="float">
            <text:p>190,71</text:p>
          </table:table-cell>
          <table:table-cell table:style-name="ce16" table:formula="of:=[.P2]*[.G2]+[.F2]" office:value-type="float" office:value="190.710678118655" calcext:value-type="float">
            <text:p>190,71</text:p>
          </table:table-cell>
          <table:table-cell table:style-name="ce40" table:formula="of:=[.K2]-[.F2]" office:value-type="float" office:value="0" calcext:value-type="float">
            <text:p>0,00</text:p>
          </table:table-cell>
          <table:table-cell table:formula="of:=[.J2]-[.E2]" office:value-type="float" office:value="100" calcext:value-type="float">
            <text:p>100,00</text:p>
          </table:table-cell>
          <table:table-cell table:formula="of:=SIGN([.S2])" office:value-type="float" office:value="0" calcext:value-type="float">
            <text:p>0,00</text:p>
          </table:table-cell>
          <table:table-cell table:formula="of:=SIGN([.T2])" office:value-type="float" office:value="1" calcext:value-type="float">
            <text:p>1,00</text:p>
          </table:table-cell>
          <table:table-cell table:style-name="ce46" office:value-type="float" office:value="0" calcext:value-type="float">
            <text:p>0</text:p>
          </table:table-cell>
          <table:table-cell table:formula="of:=ASIN([.S2]/[.G2])" office:value-type="float" office:value="0" calcext:value-type="float">
            <text:p>0,00</text:p>
          </table:table-cell>
          <table:table-cell table:formula="of:=DEGREES([.X2])" office:value-type="float" office:value="0" calcext:value-type="float">
            <text:p>0,00</text:p>
          </table:table-cell>
          <table:table-cell table:formula="of:=ABS([.Y2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Z2]+[.AA2]" office:value-type="float" office:value="0" calcext:value-type="float">
            <text:p>0,00</text:p>
          </table:table-cell>
          <table:table-cell table:formula="of:=[.R2]-[.K2]" office:value-type="float" office:value="70.710678118655" calcext:value-type="float">
            <text:p>70,71</text:p>
          </table:table-cell>
          <table:table-cell table:formula="of:=([.Q2]-[.J2])" office:value-type="float" office:value="-29.289321881345" calcext:value-type="float">
            <text:p>-29,29</text:p>
          </table:table-cell>
          <table:table-cell table:formula="of:=POWER([.AC2];2)" office:value-type="float" office:value="5000.00000000004" calcext:value-type="float">
            <text:p>5 000,000</text:p>
          </table:table-cell>
          <table:table-cell table:formula="of:=POWER([.AD2];2)" office:value-type="float" office:value="857.864376269034" calcext:value-type="float">
            <text:p>857,864</text:p>
          </table:table-cell>
          <table:table-cell table:formula="of:=SQRT([.AE2]+[.AF2])" office:value-type="float" office:value="76.5366864730181" calcext:value-type="float">
            <text:p>76,54</text:p>
          </table:table-cell>
          <table:table-cell table:formula="of:=[.AG2]/2" office:value-type="float" office:value="38.268343236509" calcext:value-type="float">
            <text:p>38,27</text:p>
          </table:table-cell>
          <table:table-cell table:formula="of:=([.AH2]/[.G2])" office:value-type="float" office:value="0.38268343236509" calcext:value-type="float">
            <text:p>0,38</text:p>
          </table:table-cell>
          <table:table-cell table:formula="of:=ASIN([.AI2])" office:value-type="float" office:value="0.392699081698725" calcext:value-type="float">
            <text:p>0,39</text:p>
          </table:table-cell>
          <table:table-cell table:formula="of:=DEGREES([.AJ2])" office:value-type="float" office:value="22.5" calcext:value-type="float">
            <text:p>22,50</text:p>
          </table:table-cell>
          <table:table-cell table:formula="of:=[.AK2]*2" office:value-type="float" office:value="45.0000000000001" calcext:value-type="float">
            <text:p>45,00</text:p>
          </table:table-cell>
          <table:table-cell/>
          <table:table-cell table:formula="of:=[.K2]-[.F2]" office:value-type="float" office:value="0" calcext:value-type="float">
            <text:p>0,00</text:p>
          </table:table-cell>
          <table:table-cell table:formula="of:=[.J2]-[.E2]" office:value-type="float" office:value="100" calcext:value-type="float">
            <text:p>100,00</text:p>
          </table:table-cell>
          <table:table-cell table:formula="of:=[.AN2]/[.AO2]" office:value-type="float" office:value="0" calcext:value-type="float">
            <text:p>0,00</text:p>
          </table:table-cell>
          <table:table-cell table:formula="of:=[.AP2]" office:value-type="float" office:value="0" calcext:value-type="float">
            <text:p>0,00</text:p>
          </table:table-cell>
          <table:table-cell table:formula="of:=[.R2]-[.F2]" office:value-type="float" office:value="70.710678118655" calcext:value-type="float">
            <text:p>70,71</text:p>
          </table:table-cell>
          <table:table-cell table:formula="of:=[.Q2]-[.E2]" office:value-type="float" office:value="70.710678118655" calcext:value-type="float">
            <text:p>70,71</text:p>
          </table:table-cell>
          <table:table-cell table:formula="of:=[.AR2]/[.AS2]" office:value-type="float" office:value="1" calcext:value-type="float">
            <text:p>1,00</text:p>
          </table:table-cell>
          <table:table-cell table:formula="of:=[.AT2]" office:value-type="float" office:value="1" calcext:value-type="float">
            <text:p>1,00</text:p>
          </table:table-cell>
          <table:table-cell table:formula="of:=([.AT2]-[.AP2])/(1+([.AP2]*[.AT2]))" office:value-type="float" office:value="1" calcext:value-type="float">
            <text:p>1,00</text:p>
          </table:table-cell>
          <table:table-cell table:formula="of:=ATAN([.AV2])" office:value-type="float" office:value="0.785398163397448" calcext:value-type="float">
            <text:p>0,79</text:p>
          </table:table-cell>
          <table:table-cell table:formula="of:=[.AW2]" office:value-type="float" office:value="0.785398163397448" calcext:value-type="float">
            <text:p>0,79</text:p>
          </table:table-cell>
          <table:table-cell table:formula="of:=DEGREES([.AW2])" office:value-type="float" office:value="45" calcext:value-type="float">
            <text:p>45,00</text:p>
          </table:table-cell>
          <table:table-cell table:formula="of:=[.AY2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,00</text:p>
          </table:table-cell>
          <table:table-cell table:style-name="ce15" table:formula="of:=[.C2]+[.B3]" office:value-type="float" office:value="45" calcext:value-type="float">
            <text:p>45,00</text:p>
          </table:table-cell>
          <table:table-cell table:formula="of:=RADIANS([.C3])" office:value-type="float" office:value="0.785398163397448" calcext:value-type="float">
            <text:p>0,79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3])" office:value-type="float" office:value="0.707106781186548" calcext:value-type="float">
            <text:p>0,71</text:p>
          </table:table-cell>
          <table:table-cell table:formula="of:=SIN([.D3])" office:value-type="float" office:value="0.707106781186547" calcext:value-type="float">
            <text:p>0,71</text:p>
          </table:table-cell>
          <table:table-cell table:style-name="ce16" table:formula="of:=[.H3]*[.G3]+[.E3]" office:value-type="float" office:value="190.710678118655" calcext:value-type="float">
            <text:p>190,71</text:p>
          </table:table-cell>
          <table:table-cell table:style-name="ce16" table:formula="of:=[.I3]*[.G3]+[.F3]" office:value-type="float" office:value="190.710678118655" calcext:value-type="float">
            <text:p>190,71</text:p>
          </table:table-cell>
          <table:table-cell table:style-name="ce16" table:formula="of:=[.B3]" office:value-type="float" office:value="45" calcext:value-type="float">
            <text:p>45,00</text:p>
          </table:table-cell>
          <table:table-cell table:formula="of:=[.C3]+[.L3]" office:value-type="float" office:value="90" calcext:value-type="float">
            <text:p>90,00</text:p>
          </table:table-cell>
          <table:table-cell table:formula="of:=RADIANS([.M3])" office:value-type="float" office:value="1.5707963267949" calcext:value-type="float">
            <text:p>1,57</text:p>
          </table:table-cell>
          <table:table-cell table:formula="of:=COS([.N3])" office:value-type="float" office:value="6.12323399573677E-017" calcext:value-type="float">
            <text:p>0,00</text:p>
          </table:table-cell>
          <table:table-cell table:formula="of:=SIN([.N3])" office:value-type="float" office:value="1" calcext:value-type="float">
            <text:p>1,00</text:p>
          </table:table-cell>
          <table:table-cell table:style-name="ce16" table:formula="of:=[.O3]*[.G3]+[.E3]" office:value-type="float" office:value="120" calcext:value-type="float">
            <text:p>120,00</text:p>
          </table:table-cell>
          <table:table-cell table:style-name="ce16" table:formula="of:=[.P3]*[.G3]+[.F3]" office:value-type="float" office:value="220" calcext:value-type="float">
            <text:p>220,00</text:p>
          </table:table-cell>
          <table:table-cell table:formula="of:=[.K3]-[.F3]" office:value-type="float" office:value="70.710678118655" calcext:value-type="float">
            <text:p>70,71</text:p>
          </table:table-cell>
          <table:table-cell table:formula="of:=[.J3]-[.E3]" office:value-type="float" office:value="70.710678118655" calcext:value-type="float">
            <text:p>70,71</text:p>
          </table:table-cell>
          <table:table-cell table:formula="of:=SIGN([.S3])" office:value-type="float" office:value="1" calcext:value-type="float">
            <text:p>1,00</text:p>
          </table:table-cell>
          <table:table-cell table:formula="of:=SIGN([.T3])" office:value-type="float" office:value="1" calcext:value-type="float">
            <text:p>1,00</text:p>
          </table:table-cell>
          <table:table-cell table:style-name="ce46" office:value-type="float" office:value="1" calcext:value-type="float">
            <text:p>1</text:p>
          </table:table-cell>
          <table:table-cell table:formula="of:=ASIN([.S3]/[.G3])" office:value-type="float" office:value="0.785398163397452" calcext:value-type="float">
            <text:p>0,79</text:p>
          </table:table-cell>
          <table:table-cell table:formula="of:=DEGREES([.X3])" office:value-type="float" office:value="45.0000000000002" calcext:value-type="float">
            <text:p>45,00</text:p>
          </table:table-cell>
          <table:table-cell table:formula="of:=ABS([.Y3])" office:value-type="float" office:value="45.0000000000002" calcext:value-type="float">
            <text:p>45,00</text:p>
          </table:table-cell>
          <table:table-cell office:value-type="float" office:value="0" calcext:value-type="float">
            <text:p>0</text:p>
          </table:table-cell>
          <table:table-cell table:formula="of:=[.Z3]+[.AA3]" office:value-type="float" office:value="45.0000000000002" calcext:value-type="float">
            <text:p>45,00</text:p>
          </table:table-cell>
          <table:table-cell table:formula="of:=[.R3]-[.K3]" office:value-type="float" office:value="29.289321881345" calcext:value-type="float">
            <text:p>29,29</text:p>
          </table:table-cell>
          <table:table-cell table:formula="of:=([.Q3]-[.J3])" office:value-type="float" office:value="-70.710678118655" calcext:value-type="float">
            <text:p>-70,71</text:p>
          </table:table-cell>
          <table:table-cell table:formula="of:=POWER([.AC3];2)" office:value-type="float" office:value="857.864376269034" calcext:value-type="float">
            <text:p>857,864</text:p>
          </table:table-cell>
          <table:table-cell table:formula="of:=POWER([.AD3];2)" office:value-type="float" office:value="5000.00000000004" calcext:value-type="float">
            <text:p>5 000,000</text:p>
          </table:table-cell>
          <table:table-cell table:formula="of:=SQRT([.AE3]+[.AF3])" office:value-type="float" office:value="76.5366864730181" calcext:value-type="float">
            <text:p>76,54</text:p>
          </table:table-cell>
          <table:table-cell table:formula="of:=[.AG3]/2" office:value-type="float" office:value="38.268343236509" calcext:value-type="float">
            <text:p>38,27</text:p>
          </table:table-cell>
          <table:table-cell table:formula="of:=([.AH3]/[.G3])" office:value-type="float" office:value="0.38268343236509" calcext:value-type="float">
            <text:p>0,38</text:p>
          </table:table-cell>
          <table:table-cell table:formula="of:=ASIN([.AI3])" office:value-type="float" office:value="0.392699081698725" calcext:value-type="float">
            <text:p>0,39</text:p>
          </table:table-cell>
          <table:table-cell table:formula="of:=DEGREES([.AJ3])" office:value-type="float" office:value="22.5" calcext:value-type="float">
            <text:p>22,50</text:p>
          </table:table-cell>
          <table:table-cell table:formula="of:=[.AK3]*2" office:value-type="float" office:value="45.0000000000001" calcext:value-type="float">
            <text:p>45,00</text:p>
          </table:table-cell>
          <table:table-cell/>
          <table:table-cell table:formula="of:=[.K3]-[.F3]" office:value-type="float" office:value="70.710678118655" calcext:value-type="float">
            <text:p>70,71</text:p>
          </table:table-cell>
          <table:table-cell table:formula="of:=[.J3]-[.E3]" office:value-type="float" office:value="70.710678118655" calcext:value-type="float">
            <text:p>70,71</text:p>
          </table:table-cell>
          <table:table-cell table:formula="of:=[.AN3]/[.AO3]" office:value-type="float" office:value="1" calcext:value-type="float">
            <text:p>1,00</text:p>
          </table:table-cell>
          <table:table-cell table:formula="of:=[.AP3]" office:value-type="float" office:value="1" calcext:value-type="float">
            <text:p>1,00</text:p>
          </table:table-cell>
          <table:table-cell table:formula="of:=[.R3]-[.F3]" office:value-type="float" office:value="100" calcext:value-type="float">
            <text:p>100,00</text:p>
          </table:table-cell>
          <table:table-cell table:style-name="ce55" table:formula="of:=[.Q3]-[.E3]" office:value-type="float" office:value="0" calcext:value-type="float">
            <text:p>0,00</text:p>
          </table:table-cell>
          <table:table-cell table:style-name="ce55" table:formula="of:=[.AR3]/[.AS3]" office:value-type="string" office:string-value="" calcext:value-type="error">
            <text:p>#DIV/0 !</text:p>
          </table:table-cell>
          <table:table-cell table:style-name="ce56"/>
          <table:table-cell table:style-name="ce55" table:formula="of:=([.AT3]-[.AP3])/(1+([.AP3]*[.AT3]))" office:value-type="string" office:string-value="" calcext:value-type="error">
            <text:p>#DIV/0 !</text:p>
          </table:table-cell>
          <table:table-cell table:style-name="ce55" table:formula="of:=ATAN([.AV3])" office:value-type="string" office:string-value="" calcext:value-type="error">
            <text:p>#DIV/0 !</text:p>
          </table:table-cell>
          <table:table-cell table:style-name="ce56"/>
          <table:table-cell table:style-name="ce55" table:formula="of:=DEGREES([.AW3])" office:value-type="string" office:string-value="" calcext:value-type="error">
            <text:p>#DIV/0 !</text:p>
          </table:table-cell>
          <table:table-cell table:style-name="ce55" table:formula="of:=[.AY3]" office:value-type="string" office:string-value="" calcext:value-type="error">
            <text:p>#DIV/0 !</text:p>
          </table:table-cell>
          <table:table-cell table:number-columns-repeated="9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,00</text:p>
          </table:table-cell>
          <table:table-cell table:style-name="ce15" table:formula="of:=[.C3]+[.B4]" office:value-type="float" office:value="90" calcext:value-type="float">
            <text:p>90,00</text:p>
          </table:table-cell>
          <table:table-cell table:formula="of:=RADIANS([.C4])" office:value-type="float" office:value="1.5707963267949" calcext:value-type="float">
            <text:p>1,57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4])" office:value-type="float" office:value="6.12323399573677E-017" calcext:value-type="float">
            <text:p>0,00</text:p>
          </table:table-cell>
          <table:table-cell table:formula="of:=SIN([.D4])" office:value-type="float" office:value="1" calcext:value-type="float">
            <text:p>1,00</text:p>
          </table:table-cell>
          <table:table-cell table:style-name="ce16" table:formula="of:=[.H4]*[.G4]+[.E4]" office:value-type="float" office:value="120" calcext:value-type="float">
            <text:p>120,00</text:p>
          </table:table-cell>
          <table:table-cell table:style-name="ce16" table:formula="of:=[.I4]*[.G4]+[.F4]" office:value-type="float" office:value="220" calcext:value-type="float">
            <text:p>220,00</text:p>
          </table:table-cell>
          <table:table-cell table:style-name="ce16" table:formula="of:=[.B4]" office:value-type="float" office:value="45" calcext:value-type="float">
            <text:p>45,00</text:p>
          </table:table-cell>
          <table:table-cell table:formula="of:=[.C4]+[.L4]" office:value-type="float" office:value="135" calcext:value-type="float">
            <text:p>135,00</text:p>
          </table:table-cell>
          <table:table-cell table:formula="of:=RADIANS([.M4])" office:value-type="float" office:value="2.35619449019234" calcext:value-type="float">
            <text:p>2,36</text:p>
          </table:table-cell>
          <table:table-cell table:formula="of:=COS([.N4])" office:value-type="float" office:value="-0.707106781186547" calcext:value-type="float">
            <text:p>-0,71</text:p>
          </table:table-cell>
          <table:table-cell table:formula="of:=SIN([.N4])" office:value-type="float" office:value="0.707106781186548" calcext:value-type="float">
            <text:p>0,71</text:p>
          </table:table-cell>
          <table:table-cell table:style-name="ce16" table:formula="of:=[.O4]*[.G4]+[.E4]" office:value-type="float" office:value="49.2893218813453" calcext:value-type="float">
            <text:p>49,29</text:p>
          </table:table-cell>
          <table:table-cell table:style-name="ce16" table:formula="of:=[.P4]*[.G4]+[.F4]" office:value-type="float" office:value="190.710678118655" calcext:value-type="float">
            <text:p>190,71</text:p>
          </table:table-cell>
          <table:table-cell table:formula="of:=[.K4]-[.F4]" office:value-type="float" office:value="100" calcext:value-type="float">
            <text:p>100,00</text:p>
          </table:table-cell>
          <table:table-cell table:style-name="ce40" table:formula="of:=[.J4]-[.E4]" office:value-type="float" office:value="0" calcext:value-type="float">
            <text:p>0,00</text:p>
          </table:table-cell>
          <table:table-cell table:formula="of:=SIGN([.S4])" office:value-type="float" office:value="1" calcext:value-type="float">
            <text:p>1,00</text:p>
          </table:table-cell>
          <table:table-cell table:style-name="ce44" table:formula="of:=SIGN([.T4])" office:value-type="float" office:value="0" calcext:value-type="float">
            <text:p>0,00</text:p>
          </table:table-cell>
          <table:table-cell table:style-name="ce46" office:value-type="float" office:value="2" calcext:value-type="float">
            <text:p>2</text:p>
          </table:table-cell>
          <table:table-cell table:formula="of:=ASIN([.S4]/[.G4])" office:value-type="float" office:value="1.5707963267949" calcext:value-type="float">
            <text:p>1,57</text:p>
          </table:table-cell>
          <table:table-cell table:formula="of:=DEGREES([.X4])" office:value-type="float" office:value="90" calcext:value-type="float">
            <text:p>90,00</text:p>
          </table:table-cell>
          <table:table-cell table:formula="of:=ABS([.Y4])" office:value-type="float" office:value="90" calcext:value-type="float">
            <text:p>90,00</text:p>
          </table:table-cell>
          <table:table-cell office:value-type="float" office:value="0" calcext:value-type="float">
            <text:p>0</text:p>
          </table:table-cell>
          <table:table-cell table:formula="of:=[.Z4]+[.AA4]" office:value-type="float" office:value="90" calcext:value-type="float">
            <text:p>90,00</text:p>
          </table:table-cell>
          <table:table-cell table:formula="of:=[.R4]-[.K4]" office:value-type="float" office:value="-29.289321881345" calcext:value-type="float">
            <text:p>-29,29</text:p>
          </table:table-cell>
          <table:table-cell table:formula="of:=([.Q4]-[.J4])" office:value-type="float" office:value="-70.7106781186547" calcext:value-type="float">
            <text:p>-70,71</text:p>
          </table:table-cell>
          <table:table-cell table:formula="of:=POWER([.AC4];2)" office:value-type="float" office:value="857.864376269034" calcext:value-type="float">
            <text:p>857,864</text:p>
          </table:table-cell>
          <table:table-cell table:formula="of:=POWER([.AD4];2)" office:value-type="float" office:value="4999.99999999999" calcext:value-type="float">
            <text:p>5 000,000</text:p>
          </table:table-cell>
          <table:table-cell table:formula="of:=SQRT([.AE4]+[.AF4])" office:value-type="float" office:value="76.5366864730178" calcext:value-type="float">
            <text:p>76,54</text:p>
          </table:table-cell>
          <table:table-cell table:formula="of:=[.AG4]/2" office:value-type="float" office:value="38.2683432365089" calcext:value-type="float">
            <text:p>38,27</text:p>
          </table:table-cell>
          <table:table-cell table:formula="of:=([.AH4]/[.G4])" office:value-type="float" office:value="0.382683432365089" calcext:value-type="float">
            <text:p>0,38</text:p>
          </table:table-cell>
          <table:table-cell table:formula="of:=ASIN([.AI4])" office:value-type="float" office:value="0.392699081698723" calcext:value-type="float">
            <text:p>0,39</text:p>
          </table:table-cell>
          <table:table-cell table:formula="of:=DEGREES([.AJ4])" office:value-type="float" office:value="22.5" calcext:value-type="float">
            <text:p>22,50</text:p>
          </table:table-cell>
          <table:table-cell table:formula="of:=[.AK4]*2" office:value-type="float" office:value="44.9999999999999" calcext:value-type="float">
            <text:p>45,00</text:p>
          </table:table-cell>
          <table:table-cell/>
          <table:table-cell table:formula="of:=[.K4]-[.F4]" office:value-type="float" office:value="100" calcext:value-type="float">
            <text:p>100,00</text:p>
          </table:table-cell>
          <table:table-cell table:style-name="ce55" table:formula="of:=[.J4]-[.E4]" office:value-type="float" office:value="0" calcext:value-type="float">
            <text:p>0,00</text:p>
          </table:table-cell>
          <table:table-cell table:style-name="ce55" table:formula="of:=[.AN4]/[.AO4]" office:value-type="string" office:string-value="" calcext:value-type="error">
            <text:p>#DIV/0 !</text:p>
          </table:table-cell>
          <table:table-cell table:style-name="ce56"/>
          <table:table-cell table:formula="of:=[.R4]-[.F4]" office:value-type="float" office:value="70.710678118655" calcext:value-type="float">
            <text:p>70,71</text:p>
          </table:table-cell>
          <table:table-cell table:formula="of:=[.Q4]-[.E4]" office:value-type="float" office:value="-70.7106781186547" calcext:value-type="float">
            <text:p>-70,71</text:p>
          </table:table-cell>
          <table:table-cell table:formula="of:=[.AR4]/[.AS4]" office:value-type="float" office:value="-1" calcext:value-type="float">
            <text:p>-1,00</text:p>
          </table:table-cell>
          <table:table-cell table:formula="of:=[.AT4]" office:value-type="float" office:value="-1" calcext:value-type="float">
            <text:p>-1,00</text:p>
          </table:table-cell>
          <table:table-cell table:style-name="ce55" table:formula="of:=([.AT4]-[.AP4])/(1+([.AP4]*[.AT4]))" office:value-type="string" office:string-value="" calcext:value-type="error">
            <text:p>#DIV/0 !</text:p>
          </table:table-cell>
          <table:table-cell table:style-name="ce55" table:formula="of:=ATAN([.AV4])" office:value-type="string" office:string-value="" calcext:value-type="error">
            <text:p>#DIV/0 !</text:p>
          </table:table-cell>
          <table:table-cell table:style-name="ce56"/>
          <table:table-cell table:style-name="ce55" table:formula="of:=DEGREES([.AW4])" office:value-type="string" office:string-value="" calcext:value-type="error">
            <text:p>#DIV/0 !</text:p>
          </table:table-cell>
          <table:table-cell table:style-name="ce55" table:formula="of:=[.AY4]" office:value-type="string" office:string-value="" calcext:value-type="error">
            <text:p>#DIV/0 !</text:p>
          </table:table-cell>
          <table:table-cell table:number-columns-repeated="9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,00</text:p>
          </table:table-cell>
          <table:table-cell table:style-name="ce15" table:formula="of:=[.C4]+[.B5]" office:value-type="float" office:value="135" calcext:value-type="float">
            <text:p>135,00</text:p>
          </table:table-cell>
          <table:table-cell table:formula="of:=RADIANS([.C5])" office:value-type="float" office:value="2.35619449019234" calcext:value-type="float">
            <text:p>2,36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5])" office:value-type="float" office:value="-0.707106781186547" calcext:value-type="float">
            <text:p>-0,71</text:p>
          </table:table-cell>
          <table:table-cell table:formula="of:=SIN([.D5])" office:value-type="float" office:value="0.707106781186548" calcext:value-type="float">
            <text:p>0,71</text:p>
          </table:table-cell>
          <table:table-cell table:style-name="ce16" table:formula="of:=[.H5]*[.G5]+[.E5]" office:value-type="float" office:value="49.2893218813453" calcext:value-type="float">
            <text:p>49,29</text:p>
          </table:table-cell>
          <table:table-cell table:style-name="ce16" table:formula="of:=[.I5]*[.G5]+[.F5]" office:value-type="float" office:value="190.710678118655" calcext:value-type="float">
            <text:p>190,71</text:p>
          </table:table-cell>
          <table:table-cell table:style-name="ce16" table:formula="of:=[.B5]" office:value-type="float" office:value="45" calcext:value-type="float">
            <text:p>45,00</text:p>
          </table:table-cell>
          <table:table-cell table:formula="of:=[.C5]+[.L5]" office:value-type="float" office:value="180" calcext:value-type="float">
            <text:p>180,00</text:p>
          </table:table-cell>
          <table:table-cell table:formula="of:=RADIANS([.M5])" office:value-type="float" office:value="3.14159265358979" calcext:value-type="float">
            <text:p>3,14</text:p>
          </table:table-cell>
          <table:table-cell table:formula="of:=COS([.N5])" office:value-type="float" office:value="-1" calcext:value-type="float">
            <text:p>-1,00</text:p>
          </table:table-cell>
          <table:table-cell table:formula="of:=SIN([.N5])" office:value-type="float" office:value="1.22464679914735E-016" calcext:value-type="float">
            <text:p>0,00</text:p>
          </table:table-cell>
          <table:table-cell table:style-name="ce16" table:formula="of:=[.O5]*[.G5]+[.E5]" office:value-type="float" office:value="20" calcext:value-type="float">
            <text:p>20,00</text:p>
          </table:table-cell>
          <table:table-cell table:style-name="ce16" table:formula="of:=[.P5]*[.G5]+[.F5]" office:value-type="float" office:value="120" calcext:value-type="float">
            <text:p>120,00</text:p>
          </table:table-cell>
          <table:table-cell table:formula="of:=[.K5]-[.F5]" office:value-type="float" office:value="70.7106781186548" calcext:value-type="float">
            <text:p>70,71</text:p>
          </table:table-cell>
          <table:table-cell table:style-name="ce41" table:formula="of:=[.J5]-[.E5]" office:value-type="float" office:value="-70.7106781186547" calcext:value-type="float">
            <text:p>-70,71</text:p>
          </table:table-cell>
          <table:table-cell table:formula="of:=SIGN([.S5])" office:value-type="float" office:value="1" calcext:value-type="float">
            <text:p>1,00</text:p>
          </table:table-cell>
          <table:table-cell table:formula="of:=SIGN([.T5])" office:value-type="float" office:value="-1" calcext:value-type="float">
            <text:p>-1,00</text:p>
          </table:table-cell>
          <table:table-cell table:style-name="ce46" office:value-type="float" office:value="3" calcext:value-type="float">
            <text:p>3</text:p>
          </table:table-cell>
          <table:table-cell table:formula="of:=ASIN([.S5]/[.G5])" office:value-type="float" office:value="0.785398163397449" calcext:value-type="float">
            <text:p>0,79</text:p>
          </table:table-cell>
          <table:table-cell table:formula="of:=DEGREES([.X5])" office:value-type="float" office:value="45.0000000000001" calcext:value-type="float">
            <text:p>45,00</text:p>
          </table:table-cell>
          <table:table-cell table:formula="of:=ABS([.Y5])" office:value-type="float" office:value="45.0000000000001" calcext:value-type="float">
            <text:p>45,00</text:p>
          </table:table-cell>
          <table:table-cell office:value-type="float" office:value="90" calcext:value-type="float">
            <text:p>90</text:p>
          </table:table-cell>
          <table:table-cell table:formula="of:=[.Z5]+[.AA5]" office:value-type="float" office:value="135" calcext:value-type="float">
            <text:p>135,00</text:p>
          </table:table-cell>
          <table:table-cell table:formula="of:=[.R5]-[.K5]" office:value-type="float" office:value="-70.7106781186548" calcext:value-type="float">
            <text:p>-70,71</text:p>
          </table:table-cell>
          <table:table-cell table:formula="of:=([.Q5]-[.J5])" office:value-type="float" office:value="-29.2893218813453" calcext:value-type="float">
            <text:p>-29,29</text:p>
          </table:table-cell>
          <table:table-cell table:formula="of:=POWER([.AC5];2)" office:value-type="float" office:value="5000.00000000001" calcext:value-type="float">
            <text:p>5 000,000</text:p>
          </table:table-cell>
          <table:table-cell table:formula="of:=POWER([.AD5];2)" office:value-type="float" office:value="857.864376269053" calcext:value-type="float">
            <text:p>857,864</text:p>
          </table:table-cell>
          <table:table-cell table:formula="of:=SQRT([.AE5]+[.AF5])" office:value-type="float" office:value="76.536686473018" calcext:value-type="float">
            <text:p>76,54</text:p>
          </table:table-cell>
          <table:table-cell table:formula="of:=[.AG5]/2" office:value-type="float" office:value="38.268343236509" calcext:value-type="float">
            <text:p>38,27</text:p>
          </table:table-cell>
          <table:table-cell table:formula="of:=([.AH5]/[.G5])" office:value-type="float" office:value="0.38268343236509" calcext:value-type="float">
            <text:p>0,38</text:p>
          </table:table-cell>
          <table:table-cell table:formula="of:=ASIN([.AI5])" office:value-type="float" office:value="0.392699081698724" calcext:value-type="float">
            <text:p>0,39</text:p>
          </table:table-cell>
          <table:table-cell table:formula="of:=DEGREES([.AJ5])" office:value-type="float" office:value="22.5" calcext:value-type="float">
            <text:p>22,50</text:p>
          </table:table-cell>
          <table:table-cell table:formula="of:=[.AK5]*2" office:value-type="float" office:value="45" calcext:value-type="float">
            <text:p>45,00</text:p>
          </table:table-cell>
          <table:table-cell/>
          <table:table-cell table:formula="of:=[.K5]-[.F5]" office:value-type="float" office:value="70.7106781186548" calcext:value-type="float">
            <text:p>70,71</text:p>
          </table:table-cell>
          <table:table-cell table:formula="of:=[.J5]-[.E5]" office:value-type="float" office:value="-70.7106781186547" calcext:value-type="float">
            <text:p>-70,71</text:p>
          </table:table-cell>
          <table:table-cell table:formula="of:=[.AN5]/[.AO5]" office:value-type="float" office:value="-1" calcext:value-type="float">
            <text:p>-1,00</text:p>
          </table:table-cell>
          <table:table-cell table:formula="of:=[.AP5]" office:value-type="float" office:value="-1" calcext:value-type="float">
            <text:p>-1,00</text:p>
          </table:table-cell>
          <table:table-cell table:formula="of:=[.R5]-[.F5]" office:value-type="float" office:value="0" calcext:value-type="float">
            <text:p>0,00</text:p>
          </table:table-cell>
          <table:table-cell table:formula="of:=[.Q5]-[.E5]" office:value-type="float" office:value="-100" calcext:value-type="float">
            <text:p>-100,00</text:p>
          </table:table-cell>
          <table:table-cell table:formula="of:=[.AR5]/[.AS5]" office:value-type="float" office:value="-0" calcext:value-type="float">
            <text:p>0,00</text:p>
          </table:table-cell>
          <table:table-cell table:formula="of:=[.AT5]" office:value-type="float" office:value="-0" calcext:value-type="float">
            <text:p>0,00</text:p>
          </table:table-cell>
          <table:table-cell table:formula="of:=([.AT5]-[.AP5])/(1+([.AP5]*[.AT5]))" office:value-type="float" office:value="1" calcext:value-type="float">
            <text:p>1,00</text:p>
          </table:table-cell>
          <table:table-cell table:formula="of:=ATAN([.AV5])" office:value-type="float" office:value="0.785398163397449" calcext:value-type="float">
            <text:p>0,79</text:p>
          </table:table-cell>
          <table:table-cell table:formula="of:=[.AW5]" office:value-type="float" office:value="0.785398163397449" calcext:value-type="float">
            <text:p>0,79</text:p>
          </table:table-cell>
          <table:table-cell table:formula="of:=DEGREES([.AW5])" office:value-type="float" office:value="45" calcext:value-type="float">
            <text:p>45,00</text:p>
          </table:table-cell>
          <table:table-cell table:formula="of:=[.AY5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,00</text:p>
          </table:table-cell>
          <table:table-cell table:style-name="ce15" table:formula="of:=[.C5]+[.B6]" office:value-type="float" office:value="180" calcext:value-type="float">
            <text:p>180,00</text:p>
          </table:table-cell>
          <table:table-cell table:formula="of:=RADIANS([.C6])" office:value-type="float" office:value="3.14159265358979" calcext:value-type="float">
            <text:p>3,14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6])" office:value-type="float" office:value="-1" calcext:value-type="float">
            <text:p>-1,00</text:p>
          </table:table-cell>
          <table:table-cell table:formula="of:=SIN([.D6])" office:value-type="float" office:value="1.22464679914735E-016" calcext:value-type="float">
            <text:p>0,00</text:p>
          </table:table-cell>
          <table:table-cell table:style-name="ce16" table:formula="of:=[.H6]*[.G6]+[.E6]" office:value-type="float" office:value="20" calcext:value-type="float">
            <text:p>20,00</text:p>
          </table:table-cell>
          <table:table-cell table:style-name="ce16" table:formula="of:=[.I6]*[.G6]+[.F6]" office:value-type="float" office:value="120" calcext:value-type="float">
            <text:p>120,00</text:p>
          </table:table-cell>
          <table:table-cell table:style-name="ce16" table:formula="of:=[.B6]" office:value-type="float" office:value="45" calcext:value-type="float">
            <text:p>45,00</text:p>
          </table:table-cell>
          <table:table-cell table:formula="of:=[.C6]+[.L6]" office:value-type="float" office:value="225" calcext:value-type="float">
            <text:p>225,00</text:p>
          </table:table-cell>
          <table:table-cell table:formula="of:=RADIANS([.M6])" office:value-type="float" office:value="3.92699081698724" calcext:value-type="float">
            <text:p>3,93</text:p>
          </table:table-cell>
          <table:table-cell table:formula="of:=COS([.N6])" office:value-type="float" office:value="-0.707106781186548" calcext:value-type="float">
            <text:p>-0,71</text:p>
          </table:table-cell>
          <table:table-cell table:formula="of:=SIN([.N6])" office:value-type="float" office:value="-0.707106781186547" calcext:value-type="float">
            <text:p>-0,71</text:p>
          </table:table-cell>
          <table:table-cell table:style-name="ce16" table:formula="of:=[.O6]*[.G6]+[.E6]" office:value-type="float" office:value="49.2893218813452" calcext:value-type="float">
            <text:p>49,29</text:p>
          </table:table-cell>
          <table:table-cell table:style-name="ce16" table:formula="of:=[.P6]*[.G6]+[.F6]" office:value-type="float" office:value="49.2893218813453" calcext:value-type="float">
            <text:p>49,29</text:p>
          </table:table-cell>
          <table:table-cell table:style-name="ce40" table:formula="of:=[.K6]-[.F6]" office:value-type="float" office:value="0" calcext:value-type="float">
            <text:p>0,00</text:p>
          </table:table-cell>
          <table:table-cell table:style-name="ce41" table:formula="of:=[.J6]-[.E6]" office:value-type="float" office:value="-100" calcext:value-type="float">
            <text:p>-100,00</text:p>
          </table:table-cell>
          <table:table-cell table:formula="of:=SIGN([.S6])" office:value-type="float" office:value="0" calcext:value-type="float">
            <text:p>0,00</text:p>
          </table:table-cell>
          <table:table-cell table:formula="of:=SIGN([.T6])" office:value-type="float" office:value="-1" calcext:value-type="float">
            <text:p>-1,00</text:p>
          </table:table-cell>
          <table:table-cell table:style-name="ce46" office:value-type="float" office:value="4" calcext:value-type="float">
            <text:p>4</text:p>
          </table:table-cell>
          <table:table-cell table:formula="of:=ASIN([.S6]/[.G6])" office:value-type="float" office:value="0" calcext:value-type="float">
            <text:p>0,00</text:p>
          </table:table-cell>
          <table:table-cell table:formula="of:=DEGREES([.X6])" office:value-type="float" office:value="0" calcext:value-type="float">
            <text:p>0,00</text:p>
          </table:table-cell>
          <table:table-cell table:formula="of:=ABS([.Y6])" office:value-type="float" office:value="0" calcext:value-type="float">
            <text:p>0,00</text:p>
          </table:table-cell>
          <table:table-cell office:value-type="float" office:value="180" calcext:value-type="float">
            <text:p>180</text:p>
          </table:table-cell>
          <table:table-cell table:formula="of:=[.Z6]+[.AA6]" office:value-type="float" office:value="180" calcext:value-type="float">
            <text:p>180,00</text:p>
          </table:table-cell>
          <table:table-cell table:formula="of:=[.R6]-[.K6]" office:value-type="float" office:value="-70.7106781186547" calcext:value-type="float">
            <text:p>-70,71</text:p>
          </table:table-cell>
          <table:table-cell table:formula="of:=([.Q6]-[.J6])" office:value-type="float" office:value="29.2893218813452" calcext:value-type="float">
            <text:p>29,29</text:p>
          </table:table-cell>
          <table:table-cell table:formula="of:=POWER([.AC6];2)" office:value-type="float" office:value="4999.99999999999" calcext:value-type="float">
            <text:p>5 000,000</text:p>
          </table:table-cell>
          <table:table-cell table:formula="of:=POWER([.AD6];2)" office:value-type="float" office:value="857.864376269047" calcext:value-type="float">
            <text:p>857,864</text:p>
          </table:table-cell>
          <table:table-cell table:formula="of:=SQRT([.AE6]+[.AF6])" office:value-type="float" office:value="76.5366864730179" calcext:value-type="float">
            <text:p>76,54</text:p>
          </table:table-cell>
          <table:table-cell table:formula="of:=[.AG6]/2" office:value-type="float" office:value="38.2683432365089" calcext:value-type="float">
            <text:p>38,27</text:p>
          </table:table-cell>
          <table:table-cell table:formula="of:=([.AH6]/[.G6])" office:value-type="float" office:value="0.382683432365089" calcext:value-type="float">
            <text:p>0,38</text:p>
          </table:table-cell>
          <table:table-cell table:formula="of:=ASIN([.AI6])" office:value-type="float" office:value="0.392699081698724" calcext:value-type="float">
            <text:p>0,39</text:p>
          </table:table-cell>
          <table:table-cell table:formula="of:=DEGREES([.AJ6])" office:value-type="float" office:value="22.5" calcext:value-type="float">
            <text:p>22,50</text:p>
          </table:table-cell>
          <table:table-cell table:formula="of:=[.AK6]*2" office:value-type="float" office:value="45" calcext:value-type="float">
            <text:p>45,00</text:p>
          </table:table-cell>
          <table:table-cell/>
          <table:table-cell table:formula="of:=[.K6]-[.F6]" office:value-type="float" office:value="0" calcext:value-type="float">
            <text:p>0,00</text:p>
          </table:table-cell>
          <table:table-cell table:formula="of:=[.J6]-[.E6]" office:value-type="float" office:value="-100" calcext:value-type="float">
            <text:p>-100,00</text:p>
          </table:table-cell>
          <table:table-cell table:formula="of:=[.AN6]/[.AO6]" office:value-type="float" office:value="-0" calcext:value-type="float">
            <text:p>0,00</text:p>
          </table:table-cell>
          <table:table-cell table:formula="of:=[.AP6]" office:value-type="float" office:value="-0" calcext:value-type="float">
            <text:p>0,00</text:p>
          </table:table-cell>
          <table:table-cell table:formula="of:=[.R6]-[.F6]" office:value-type="float" office:value="-70.7106781186547" calcext:value-type="float">
            <text:p>-70,71</text:p>
          </table:table-cell>
          <table:table-cell table:formula="of:=[.Q6]-[.E6]" office:value-type="float" office:value="-70.7106781186548" calcext:value-type="float">
            <text:p>-70,71</text:p>
          </table:table-cell>
          <table:table-cell table:formula="of:=[.AR6]/[.AS6]" office:value-type="float" office:value="0.999999999999999" calcext:value-type="float">
            <text:p>1,00</text:p>
          </table:table-cell>
          <table:table-cell table:formula="of:=[.AT6]" office:value-type="float" office:value="0.999999999999999" calcext:value-type="float">
            <text:p>1,00</text:p>
          </table:table-cell>
          <table:table-cell table:formula="of:=([.AT6]-[.AP6])/(1+([.AP6]*[.AT6]))" office:value-type="float" office:value="0.999999999999999" calcext:value-type="float">
            <text:p>1,00</text:p>
          </table:table-cell>
          <table:table-cell table:formula="of:=ATAN([.AV6])" office:value-type="float" office:value="0.785398163397448" calcext:value-type="float">
            <text:p>0,79</text:p>
          </table:table-cell>
          <table:table-cell table:formula="of:=[.AW6]" office:value-type="float" office:value="0.785398163397448" calcext:value-type="float">
            <text:p>0,79</text:p>
          </table:table-cell>
          <table:table-cell table:formula="of:=DEGREES([.AW6])" office:value-type="float" office:value="45" calcext:value-type="float">
            <text:p>45,00</text:p>
          </table:table-cell>
          <table:table-cell table:formula="of:=[.AY6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,00</text:p>
          </table:table-cell>
          <table:table-cell table:style-name="ce15" table:formula="of:=[.C6]+[.B7]" office:value-type="float" office:value="225" calcext:value-type="float">
            <text:p>225,00</text:p>
          </table:table-cell>
          <table:table-cell table:formula="of:=RADIANS([.C7])" office:value-type="float" office:value="3.92699081698724" calcext:value-type="float">
            <text:p>3,93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7])" office:value-type="float" office:value="-0.707106781186548" calcext:value-type="float">
            <text:p>-0,71</text:p>
          </table:table-cell>
          <table:table-cell table:formula="of:=SIN([.D7])" office:value-type="float" office:value="-0.707106781186547" calcext:value-type="float">
            <text:p>-0,71</text:p>
          </table:table-cell>
          <table:table-cell table:style-name="ce16" table:formula="of:=[.H7]*[.G7]+[.E7]" office:value-type="float" office:value="49.2893218813452" calcext:value-type="float">
            <text:p>49,29</text:p>
          </table:table-cell>
          <table:table-cell table:style-name="ce16" table:formula="of:=[.I7]*[.G7]+[.F7]" office:value-type="float" office:value="49.2893218813453" calcext:value-type="float">
            <text:p>49,29</text:p>
          </table:table-cell>
          <table:table-cell table:style-name="ce16" table:formula="of:=[.B7]" office:value-type="float" office:value="45" calcext:value-type="float">
            <text:p>45,00</text:p>
          </table:table-cell>
          <table:table-cell table:formula="of:=[.C7]+[.L7]" office:value-type="float" office:value="270" calcext:value-type="float">
            <text:p>270,00</text:p>
          </table:table-cell>
          <table:table-cell table:formula="of:=RADIANS([.M7])" office:value-type="float" office:value="4.71238898038469" calcext:value-type="float">
            <text:p>4,71</text:p>
          </table:table-cell>
          <table:table-cell table:formula="of:=COS([.N7])" office:value-type="float" office:value="-1.83697019872103E-016" calcext:value-type="float">
            <text:p>0,00</text:p>
          </table:table-cell>
          <table:table-cell table:formula="of:=SIN([.N7])" office:value-type="float" office:value="-1" calcext:value-type="float">
            <text:p>-1,00</text:p>
          </table:table-cell>
          <table:table-cell table:style-name="ce16" table:formula="of:=[.O7]*[.G7]+[.E7]" office:value-type="float" office:value="120" calcext:value-type="float">
            <text:p>120,00</text:p>
          </table:table-cell>
          <table:table-cell table:style-name="ce16" table:formula="of:=[.P7]*[.G7]+[.F7]" office:value-type="float" office:value="20" calcext:value-type="float">
            <text:p>20,00</text:p>
          </table:table-cell>
          <table:table-cell table:style-name="ce41" table:formula="of:=[.K7]-[.F7]" office:value-type="float" office:value="-70.7106781186547" calcext:value-type="float">
            <text:p>-70,71</text:p>
          </table:table-cell>
          <table:table-cell table:style-name="ce41" table:formula="of:=[.J7]-[.E7]" office:value-type="float" office:value="-70.7106781186548" calcext:value-type="float">
            <text:p>-70,71</text:p>
          </table:table-cell>
          <table:table-cell table:formula="of:=SIGN([.S7])" office:value-type="float" office:value="-1" calcext:value-type="float">
            <text:p>-1,00</text:p>
          </table:table-cell>
          <table:table-cell table:formula="of:=SIGN([.T7])" office:value-type="float" office:value="-1" calcext:value-type="float">
            <text:p>-1,00</text:p>
          </table:table-cell>
          <table:table-cell table:style-name="ce46" office:value-type="float" office:value="5" calcext:value-type="float">
            <text:p>5</text:p>
          </table:table-cell>
          <table:table-cell table:formula="of:=ASIN([.S7]/[.G7])" office:value-type="float" office:value="-0.785398163397448" calcext:value-type="float">
            <text:p>-0,79</text:p>
          </table:table-cell>
          <table:table-cell table:formula="of:=DEGREES([.X7])" office:value-type="float" office:value="-45" calcext:value-type="float">
            <text:p>-45,00</text:p>
          </table:table-cell>
          <table:table-cell table:formula="of:=ABS([.Y7])" office:value-type="float" office:value="45" calcext:value-type="float">
            <text:p>45,00</text:p>
          </table:table-cell>
          <table:table-cell office:value-type="float" office:value="180" calcext:value-type="float">
            <text:p>180</text:p>
          </table:table-cell>
          <table:table-cell table:formula="of:=[.Z7]+[.AA7]" office:value-type="float" office:value="225" calcext:value-type="float">
            <text:p>225,00</text:p>
          </table:table-cell>
          <table:table-cell table:formula="of:=[.R7]-[.K7]" office:value-type="float" office:value="-29.2893218813453" calcext:value-type="float">
            <text:p>-29,29</text:p>
          </table:table-cell>
          <table:table-cell table:formula="of:=([.Q7]-[.J7])" office:value-type="float" office:value="70.7106781186548" calcext:value-type="float">
            <text:p>70,71</text:p>
          </table:table-cell>
          <table:table-cell table:formula="of:=POWER([.AC7];2)" office:value-type="float" office:value="857.864376269053" calcext:value-type="float">
            <text:p>857,864</text:p>
          </table:table-cell>
          <table:table-cell table:formula="of:=POWER([.AD7];2)" office:value-type="float" office:value="5000.00000000001" calcext:value-type="float">
            <text:p>5 000,000</text:p>
          </table:table-cell>
          <table:table-cell table:formula="of:=SQRT([.AE7]+[.AF7])" office:value-type="float" office:value="76.536686473018" calcext:value-type="float">
            <text:p>76,54</text:p>
          </table:table-cell>
          <table:table-cell table:formula="of:=[.AG7]/2" office:value-type="float" office:value="38.268343236509" calcext:value-type="float">
            <text:p>38,27</text:p>
          </table:table-cell>
          <table:table-cell table:formula="of:=([.AH7]/[.G7])" office:value-type="float" office:value="0.38268343236509" calcext:value-type="float">
            <text:p>0,38</text:p>
          </table:table-cell>
          <table:table-cell table:formula="of:=ASIN([.AI7])" office:value-type="float" office:value="0.392699081698724" calcext:value-type="float">
            <text:p>0,39</text:p>
          </table:table-cell>
          <table:table-cell table:formula="of:=DEGREES([.AJ7])" office:value-type="float" office:value="22.5" calcext:value-type="float">
            <text:p>22,50</text:p>
          </table:table-cell>
          <table:table-cell table:formula="of:=[.AK7]*2" office:value-type="float" office:value="45" calcext:value-type="float">
            <text:p>45,00</text:p>
          </table:table-cell>
          <table:table-cell/>
          <table:table-cell table:formula="of:=[.K7]-[.F7]" office:value-type="float" office:value="-70.7106781186547" calcext:value-type="float">
            <text:p>-70,71</text:p>
          </table:table-cell>
          <table:table-cell table:formula="of:=[.J7]-[.E7]" office:value-type="float" office:value="-70.7106781186548" calcext:value-type="float">
            <text:p>-70,71</text:p>
          </table:table-cell>
          <table:table-cell table:formula="of:=[.AN7]/[.AO7]" office:value-type="float" office:value="0.999999999999999" calcext:value-type="float">
            <text:p>1,00</text:p>
          </table:table-cell>
          <table:table-cell table:formula="of:=[.AP7]" office:value-type="float" office:value="0.999999999999999" calcext:value-type="float">
            <text:p>1,00</text:p>
          </table:table-cell>
          <table:table-cell table:formula="of:=[.R7]-[.F7]" office:value-type="float" office:value="-100" calcext:value-type="float">
            <text:p>-100,00</text:p>
          </table:table-cell>
          <table:table-cell table:style-name="ce55" table:formula="of:=[.Q7]-[.E7]" office:value-type="float" office:value="0" calcext:value-type="float">
            <text:p>0,00</text:p>
          </table:table-cell>
          <table:table-cell table:style-name="ce55" table:formula="of:=[.AR7]/[.AS7]" office:value-type="string" office:string-value="" calcext:value-type="error">
            <text:p>#DIV/0 !</text:p>
          </table:table-cell>
          <table:table-cell table:style-name="ce56"/>
          <table:table-cell table:style-name="ce55" table:formula="of:=([.AT7]-[.AP7])/(1+([.AP7]*[.AT7]))" office:value-type="string" office:string-value="" calcext:value-type="error">
            <text:p>#DIV/0 !</text:p>
          </table:table-cell>
          <table:table-cell table:style-name="ce55" table:formula="of:=ATAN([.AV7])" office:value-type="string" office:string-value="" calcext:value-type="error">
            <text:p>#DIV/0 !</text:p>
          </table:table-cell>
          <table:table-cell table:style-name="ce56"/>
          <table:table-cell table:style-name="ce55" table:formula="of:=DEGREES([.AW7])" office:value-type="string" office:string-value="" calcext:value-type="error">
            <text:p>#DIV/0 !</text:p>
          </table:table-cell>
          <table:table-cell table:style-name="ce55" table:formula="of:=[.AY7]" office:value-type="string" office:string-value="" calcext:value-type="error">
            <text:p>#DIV/0 !</text:p>
          </table:table-cell>
          <table:table-cell table:number-columns-repeated="97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,00</text:p>
          </table:table-cell>
          <table:table-cell table:style-name="ce15" table:formula="of:=[.C7]+[.B8]" office:value-type="float" office:value="270" calcext:value-type="float">
            <text:p>270,00</text:p>
          </table:table-cell>
          <table:table-cell table:formula="of:=RADIANS([.C8])" office:value-type="float" office:value="4.71238898038469" calcext:value-type="float">
            <text:p>4,71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8])" office:value-type="float" office:value="-1.83697019872103E-016" calcext:value-type="float">
            <text:p>0,00</text:p>
          </table:table-cell>
          <table:table-cell table:formula="of:=SIN([.D8])" office:value-type="float" office:value="-1" calcext:value-type="float">
            <text:p>-1,00</text:p>
          </table:table-cell>
          <table:table-cell table:style-name="ce16" table:formula="of:=[.H8]*[.G8]+[.E8]" office:value-type="float" office:value="120" calcext:value-type="float">
            <text:p>120,00</text:p>
          </table:table-cell>
          <table:table-cell table:style-name="ce16" table:formula="of:=[.I8]*[.G8]+[.F8]" office:value-type="float" office:value="20" calcext:value-type="float">
            <text:p>20,00</text:p>
          </table:table-cell>
          <table:table-cell table:style-name="ce16" table:formula="of:=[.B8]" office:value-type="float" office:value="45" calcext:value-type="float">
            <text:p>45,00</text:p>
          </table:table-cell>
          <table:table-cell table:formula="of:=[.C8]+[.L8]" office:value-type="float" office:value="315" calcext:value-type="float">
            <text:p>315,00</text:p>
          </table:table-cell>
          <table:table-cell table:formula="of:=RADIANS([.M8])" office:value-type="float" office:value="5.49778714378214" calcext:value-type="float">
            <text:p>5,50</text:p>
          </table:table-cell>
          <table:table-cell table:formula="of:=COS([.N8])" office:value-type="float" office:value="0.707106781186547" calcext:value-type="float">
            <text:p>0,71</text:p>
          </table:table-cell>
          <table:table-cell table:formula="of:=SIN([.N8])" office:value-type="float" office:value="-0.707106781186548" calcext:value-type="float">
            <text:p>-0,71</text:p>
          </table:table-cell>
          <table:table-cell table:style-name="ce16" table:formula="of:=[.O8]*[.G8]+[.E8]" office:value-type="float" office:value="190.710678118655" calcext:value-type="float">
            <text:p>190,71</text:p>
          </table:table-cell>
          <table:table-cell table:style-name="ce16" table:formula="of:=[.P8]*[.G8]+[.F8]" office:value-type="float" office:value="49.2893218813452" calcext:value-type="float">
            <text:p>49,29</text:p>
          </table:table-cell>
          <table:table-cell table:style-name="ce41" table:formula="of:=[.K8]-[.F8]" office:value-type="float" office:value="-100" calcext:value-type="float">
            <text:p>-100,00</text:p>
          </table:table-cell>
          <table:table-cell table:style-name="ce40" table:formula="of:=[.J8]-[.E8]" office:value-type="float" office:value="0" calcext:value-type="float">
            <text:p>0,00</text:p>
          </table:table-cell>
          <table:table-cell table:formula="of:=SIGN([.S8])" office:value-type="float" office:value="-1" calcext:value-type="float">
            <text:p>-1,00</text:p>
          </table:table-cell>
          <table:table-cell table:style-name="ce44" table:formula="of:=SIGN([.T8])" office:value-type="float" office:value="0" calcext:value-type="float">
            <text:p>0,00</text:p>
          </table:table-cell>
          <table:table-cell table:style-name="ce46" office:value-type="float" office:value="6" calcext:value-type="float">
            <text:p>6</text:p>
          </table:table-cell>
          <table:table-cell table:formula="of:=ASIN([.S8]/[.G8])" office:value-type="float" office:value="-1.5707963267949" calcext:value-type="float">
            <text:p>-1,57</text:p>
          </table:table-cell>
          <table:table-cell table:formula="of:=DEGREES([.X8])" office:value-type="float" office:value="-90" calcext:value-type="float">
            <text:p>-90,00</text:p>
          </table:table-cell>
          <table:table-cell table:formula="of:=ABS([.Y8])" office:value-type="float" office:value="90" calcext:value-type="float">
            <text:p>90,00</text:p>
          </table:table-cell>
          <table:table-cell office:value-type="float" office:value="180" calcext:value-type="float">
            <text:p>180</text:p>
          </table:table-cell>
          <table:table-cell table:formula="of:=[.Z8]+[.AA8]" office:value-type="float" office:value="270" calcext:value-type="float">
            <text:p>270,00</text:p>
          </table:table-cell>
          <table:table-cell table:formula="of:=[.R8]-[.K8]" office:value-type="float" office:value="29.2893218813452" calcext:value-type="float">
            <text:p>29,29</text:p>
          </table:table-cell>
          <table:table-cell table:formula="of:=([.Q8]-[.J8])" office:value-type="float" office:value="70.710678118655" calcext:value-type="float">
            <text:p>70,71</text:p>
          </table:table-cell>
          <table:table-cell table:formula="of:=POWER([.AC8];2)" office:value-type="float" office:value="857.864376269047" calcext:value-type="float">
            <text:p>857,864</text:p>
          </table:table-cell>
          <table:table-cell table:formula="of:=POWER([.AD8];2)" office:value-type="float" office:value="5000.00000000004" calcext:value-type="float">
            <text:p>5 000,000</text:p>
          </table:table-cell>
          <table:table-cell table:formula="of:=SQRT([.AE8]+[.AF8])" office:value-type="float" office:value="76.5366864730182" calcext:value-type="float">
            <text:p>76,54</text:p>
          </table:table-cell>
          <table:table-cell table:formula="of:=[.AG8]/2" office:value-type="float" office:value="38.2683432365091" calcext:value-type="float">
            <text:p>38,27</text:p>
          </table:table-cell>
          <table:table-cell table:formula="of:=([.AH8]/[.G8])" office:value-type="float" office:value="0.382683432365091" calcext:value-type="float">
            <text:p>0,38</text:p>
          </table:table-cell>
          <table:table-cell table:formula="of:=ASIN([.AI8])" office:value-type="float" office:value="0.392699081698725" calcext:value-type="float">
            <text:p>0,39</text:p>
          </table:table-cell>
          <table:table-cell table:formula="of:=DEGREES([.AJ8])" office:value-type="float" office:value="22.5000000000001" calcext:value-type="float">
            <text:p>22,50</text:p>
          </table:table-cell>
          <table:table-cell table:formula="of:=[.AK8]*2" office:value-type="float" office:value="45.0000000000001" calcext:value-type="float">
            <text:p>45,00</text:p>
          </table:table-cell>
          <table:table-cell/>
          <table:table-cell table:formula="of:=[.K8]-[.F8]" office:value-type="float" office:value="-100" calcext:value-type="float">
            <text:p>-100,00</text:p>
          </table:table-cell>
          <table:table-cell table:style-name="ce55" table:formula="of:=[.J8]-[.E8]" office:value-type="float" office:value="0" calcext:value-type="float">
            <text:p>0,00</text:p>
          </table:table-cell>
          <table:table-cell table:style-name="ce55" table:formula="of:=[.AN8]/[.AO8]" office:value-type="string" office:string-value="" calcext:value-type="error">
            <text:p>#DIV/0 !</text:p>
          </table:table-cell>
          <table:table-cell table:style-name="ce56"/>
          <table:table-cell table:formula="of:=[.R8]-[.F8]" office:value-type="float" office:value="-70.7106781186548" calcext:value-type="float">
            <text:p>-70,71</text:p>
          </table:table-cell>
          <table:table-cell table:formula="of:=[.Q8]-[.E8]" office:value-type="float" office:value="70.710678118655" calcext:value-type="float">
            <text:p>70,71</text:p>
          </table:table-cell>
          <table:table-cell table:formula="of:=[.AR8]/[.AS8]" office:value-type="float" office:value="-0.999999999999997" calcext:value-type="float">
            <text:p>-1,00</text:p>
          </table:table-cell>
          <table:table-cell table:formula="of:=[.AT8]" office:value-type="float" office:value="-0.999999999999997" calcext:value-type="float">
            <text:p>-1,00</text:p>
          </table:table-cell>
          <table:table-cell table:style-name="ce55" table:formula="of:=([.AT8]-[.AP8])/(1+([.AP8]*[.AT8]))" office:value-type="string" office:string-value="" calcext:value-type="error">
            <text:p>#DIV/0 !</text:p>
          </table:table-cell>
          <table:table-cell table:style-name="ce55" table:formula="of:=ATAN([.AV8])" office:value-type="string" office:string-value="" calcext:value-type="error">
            <text:p>#DIV/0 !</text:p>
          </table:table-cell>
          <table:table-cell table:style-name="ce56"/>
          <table:table-cell table:style-name="ce55" table:formula="of:=DEGREES([.AW8])" office:value-type="string" office:string-value="" calcext:value-type="error">
            <text:p>#DIV/0 !</text:p>
          </table:table-cell>
          <table:table-cell table:style-name="ce55" table:formula="of:=[.AY8]" office:value-type="string" office:string-value="" calcext:value-type="error">
            <text:p>#DIV/0 !</text:p>
          </table:table-cell>
          <table:table-cell table:number-columns-repeated="97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,00</text:p>
          </table:table-cell>
          <table:table-cell table:style-name="ce15" table:formula="of:=[.C8]+[.B9]" office:value-type="float" office:value="315" calcext:value-type="float">
            <text:p>315,00</text:p>
          </table:table-cell>
          <table:table-cell table:formula="of:=RADIANS([.C9])" office:value-type="float" office:value="5.49778714378214" calcext:value-type="float">
            <text:p>5,50</text:p>
          </table:table-cell>
          <table:table-cell table:number-columns-repeated="2" table:style-name="ce16" office:value-type="float" office:value="120" calcext:value-type="float">
            <text:p>120,00</text:p>
          </table:table-cell>
          <table:table-cell table:style-name="ce16" office:value-type="float" office:value="100" calcext:value-type="float">
            <text:p>100,00</text:p>
          </table:table-cell>
          <table:table-cell table:formula="of:=COS([.D9])" office:value-type="float" office:value="0.707106781186547" calcext:value-type="float">
            <text:p>0,71</text:p>
          </table:table-cell>
          <table:table-cell table:formula="of:=SIN([.D9])" office:value-type="float" office:value="-0.707106781186548" calcext:value-type="float">
            <text:p>-0,71</text:p>
          </table:table-cell>
          <table:table-cell table:style-name="ce16" table:formula="of:=[.H9]*[.G9]+[.E9]" office:value-type="float" office:value="190.710678118655" calcext:value-type="float">
            <text:p>190,71</text:p>
          </table:table-cell>
          <table:table-cell table:style-name="ce16" table:formula="of:=[.I9]*[.G9]+[.F9]" office:value-type="float" office:value="49.2893218813452" calcext:value-type="float">
            <text:p>49,29</text:p>
          </table:table-cell>
          <table:table-cell table:style-name="ce16" table:formula="of:=[.B9]" office:value-type="float" office:value="45" calcext:value-type="float">
            <text:p>45,00</text:p>
          </table:table-cell>
          <table:table-cell table:formula="of:=[.C9]+[.L9]" office:value-type="float" office:value="360" calcext:value-type="float">
            <text:p>360,00</text:p>
          </table:table-cell>
          <table:table-cell table:formula="of:=RADIANS([.M9])" office:value-type="float" office:value="6.28318530717959" calcext:value-type="float">
            <text:p>6,28</text:p>
          </table:table-cell>
          <table:table-cell table:formula="of:=COS([.N9])" office:value-type="float" office:value="1" calcext:value-type="float">
            <text:p>1,00</text:p>
          </table:table-cell>
          <table:table-cell table:formula="of:=SIN([.N9])" office:value-type="float" office:value="-2.44929359829471E-016" calcext:value-type="float">
            <text:p>0,00</text:p>
          </table:table-cell>
          <table:table-cell table:style-name="ce16" table:formula="of:=[.O9]*[.G9]+[.E9]" office:value-type="float" office:value="220" calcext:value-type="float">
            <text:p>220,00</text:p>
          </table:table-cell>
          <table:table-cell table:style-name="ce16" table:formula="of:=[.P9]*[.G9]+[.F9]" office:value-type="float" office:value="120" calcext:value-type="float">
            <text:p>120,00</text:p>
          </table:table-cell>
          <table:table-cell table:style-name="ce41" table:formula="of:=[.K9]-[.F9]" office:value-type="float" office:value="-70.7106781186548" calcext:value-type="float">
            <text:p>-70,71</text:p>
          </table:table-cell>
          <table:table-cell table:formula="of:=[.J9]-[.E9]" office:value-type="float" office:value="70.710678118655" calcext:value-type="float">
            <text:p>70,71</text:p>
          </table:table-cell>
          <table:table-cell table:formula="of:=SIGN([.S9])" office:value-type="float" office:value="-1" calcext:value-type="float">
            <text:p>-1,00</text:p>
          </table:table-cell>
          <table:table-cell table:formula="of:=SIGN([.T9])" office:value-type="float" office:value="1" calcext:value-type="float">
            <text:p>1,00</text:p>
          </table:table-cell>
          <table:table-cell table:style-name="ce46" office:value-type="float" office:value="7" calcext:value-type="float">
            <text:p>7</text:p>
          </table:table-cell>
          <table:table-cell table:formula="of:=ASIN([.S9]/[.G9])" office:value-type="float" office:value="-0.785398163397449" calcext:value-type="float">
            <text:p>-0,79</text:p>
          </table:table-cell>
          <table:table-cell table:formula="of:=DEGREES([.X9])" office:value-type="float" office:value="-45" calcext:value-type="float">
            <text:p>-45,00</text:p>
          </table:table-cell>
          <table:table-cell table:formula="of:=ABS([.Y9])" office:value-type="float" office:value="45" calcext:value-type="float">
            <text:p>45,00</text:p>
          </table:table-cell>
          <table:table-cell office:value-type="float" office:value="270" calcext:value-type="float">
            <text:p>270</text:p>
          </table:table-cell>
          <table:table-cell table:formula="of:=[.Z9]+[.AA9]" office:value-type="float" office:value="315" calcext:value-type="float">
            <text:p>315,00</text:p>
          </table:table-cell>
          <table:table-cell table:formula="of:=[.R9]-[.K9]" office:value-type="float" office:value="70.7106781186548" calcext:value-type="float">
            <text:p>70,71</text:p>
          </table:table-cell>
          <table:table-cell table:formula="of:=([.Q9]-[.J9])" office:value-type="float" office:value="29.289321881345" calcext:value-type="float">
            <text:p>29,29</text:p>
          </table:table-cell>
          <table:table-cell table:formula="of:=POWER([.AC9];2)" office:value-type="float" office:value="5000.00000000001" calcext:value-type="float">
            <text:p>5 000,000</text:p>
          </table:table-cell>
          <table:table-cell table:formula="of:=POWER([.AD9];2)" office:value-type="float" office:value="857.864376269034" calcext:value-type="float">
            <text:p>857,864</text:p>
          </table:table-cell>
          <table:table-cell table:formula="of:=SQRT([.AE9]+[.AF9])" office:value-type="float" office:value="76.5366864730179" calcext:value-type="float">
            <text:p>76,54</text:p>
          </table:table-cell>
          <table:table-cell table:formula="of:=[.AG9]/2" office:value-type="float" office:value="38.2683432365089" calcext:value-type="float">
            <text:p>38,27</text:p>
          </table:table-cell>
          <table:table-cell table:formula="of:=([.AH9]/[.G9])" office:value-type="float" office:value="0.382683432365089" calcext:value-type="float">
            <text:p>0,38</text:p>
          </table:table-cell>
          <table:table-cell table:formula="of:=ASIN([.AI9])" office:value-type="float" office:value="0.392699081698724" calcext:value-type="float">
            <text:p>0,39</text:p>
          </table:table-cell>
          <table:table-cell table:formula="of:=DEGREES([.AJ9])" office:value-type="float" office:value="22.5" calcext:value-type="float">
            <text:p>22,50</text:p>
          </table:table-cell>
          <table:table-cell table:formula="of:=[.AK9]*2" office:value-type="float" office:value="45" calcext:value-type="float">
            <text:p>45,00</text:p>
          </table:table-cell>
          <table:table-cell/>
          <table:table-cell table:formula="of:=[.K9]-[.F9]" office:value-type="float" office:value="-70.7106781186548" calcext:value-type="float">
            <text:p>-70,71</text:p>
          </table:table-cell>
          <table:table-cell table:formula="of:=[.J9]-[.E9]" office:value-type="float" office:value="70.710678118655" calcext:value-type="float">
            <text:p>70,71</text:p>
          </table:table-cell>
          <table:table-cell table:formula="of:=[.AN9]/[.AO9]" office:value-type="float" office:value="-0.999999999999997" calcext:value-type="float">
            <text:p>-1,00</text:p>
          </table:table-cell>
          <table:table-cell table:formula="of:=[.AP9]" office:value-type="float" office:value="-0.999999999999997" calcext:value-type="float">
            <text:p>-1,00</text:p>
          </table:table-cell>
          <table:table-cell table:formula="of:=[.R9]-[.F9]" office:value-type="float" office:value="0" calcext:value-type="float">
            <text:p>0,00</text:p>
          </table:table-cell>
          <table:table-cell table:formula="of:=[.Q9]-[.E9]" office:value-type="float" office:value="100" calcext:value-type="float">
            <text:p>100,00</text:p>
          </table:table-cell>
          <table:table-cell table:formula="of:=[.AR9]/[.AS9]" office:value-type="float" office:value="0" calcext:value-type="float">
            <text:p>0,00</text:p>
          </table:table-cell>
          <table:table-cell table:formula="of:=[.AT9]" office:value-type="float" office:value="0" calcext:value-type="float">
            <text:p>0,00</text:p>
          </table:table-cell>
          <table:table-cell table:formula="of:=([.AT9]-[.AP9])/(1+([.AP9]*[.AT9]))" office:value-type="float" office:value="0.999999999999997" calcext:value-type="float">
            <text:p>1,00</text:p>
          </table:table-cell>
          <table:table-cell table:formula="of:=ATAN([.AV9])" office:value-type="float" office:value="0.785398163397447" calcext:value-type="float">
            <text:p>0,79</text:p>
          </table:table-cell>
          <table:table-cell table:formula="of:=[.AW9]" office:value-type="float" office:value="0.785398163397447" calcext:value-type="float">
            <text:p>0,79</text:p>
          </table:table-cell>
          <table:table-cell table:formula="of:=DEGREES([.AW9])" office:value-type="float" office:value="44.9999999999999" calcext:value-type="float">
            <text:p>45,00</text:p>
          </table:table-cell>
          <table:table-cell table:formula="of:=[.AY9]" office:value-type="float" office:value="44.9999999999999" calcext:value-type="float">
            <text:p>45,00</text:p>
          </table:table-cell>
          <table:table-cell table:number-columns-repeated="97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table:formula="of:=[.C9]+[.B10]" office:value-type="float" office:value="360" calcext:value-type="float">
            <text:p>360,00</text:p>
          </table:table-cell>
          <table:table-cell table:style-name="ce15" table:formula="of:=RADIANS([.C10])" office:value-type="float" office:value="6.28318530717959" calcext:value-type="float">
            <text:p>6,28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0])" office:value-type="float" office:value="1" calcext:value-type="float">
            <text:p>1,00</text:p>
          </table:table-cell>
          <table:table-cell table:style-name="ce15" table:formula="of:=SIN([.D10])" office:value-type="float" office:value="-2.44929359829471E-016" calcext:value-type="float">
            <text:p>0,00</text:p>
          </table:table-cell>
          <table:table-cell table:style-name="ce15" table:formula="of:=[.H10]*[.G10]+[.E10]" office:value-type="float" office:value="220" calcext:value-type="float">
            <text:p>220,00</text:p>
          </table:table-cell>
          <table:table-cell table:style-name="ce15" table:formula="of:=[.I10]*[.G10]+[.F10]" office:value-type="float" office:value="120" calcext:value-type="float">
            <text:p>120,00</text:p>
          </table:table-cell>
          <table:table-cell table:style-name="ce15" table:formula="of:=[.B10]" office:value-type="float" office:value="45" calcext:value-type="float">
            <text:p>45,00</text:p>
          </table:table-cell>
          <table:table-cell table:style-name="ce15" table:formula="of:=[.C10]+[.L10]" office:value-type="float" office:value="405" calcext:value-type="float">
            <text:p>405,00</text:p>
          </table:table-cell>
          <table:table-cell table:style-name="ce15" table:formula="of:=RADIANS([.M10])" office:value-type="float" office:value="7.06858347057703" calcext:value-type="float">
            <text:p>7,07</text:p>
          </table:table-cell>
          <table:table-cell table:style-name="ce15" table:formula="of:=COS([.N10])" office:value-type="float" office:value="0.707106781186548" calcext:value-type="float">
            <text:p>0,71</text:p>
          </table:table-cell>
          <table:table-cell table:style-name="ce15" table:formula="of:=SIN([.N10])" office:value-type="float" office:value="0.707106781186547" calcext:value-type="float">
            <text:p>0,71</text:p>
          </table:table-cell>
          <table:table-cell table:style-name="ce15" table:formula="of:=[.O10]*[.G10]+[.E10]" office:value-type="float" office:value="190.710678118655" calcext:value-type="float">
            <text:p>190,71</text:p>
          </table:table-cell>
          <table:table-cell table:style-name="ce15" table:formula="of:=[.P10]*[.G10]+[.F10]" office:value-type="float" office:value="190.710678118655" calcext:value-type="float">
            <text:p>190,71</text:p>
          </table:table-cell>
          <table:table-cell table:style-name="ce40" table:formula="of:=[.K10]-[.F10]" office:value-type="float" office:value="0" calcext:value-type="float">
            <text:p>0,00</text:p>
          </table:table-cell>
          <table:table-cell table:formula="of:=[.J10]-[.E10]" office:value-type="float" office:value="100" calcext:value-type="float">
            <text:p>100,00</text:p>
          </table:table-cell>
          <table:table-cell table:formula="of:=SIGN([.S10])" office:value-type="float" office:value="0" calcext:value-type="float">
            <text:p>0,00</text:p>
          </table:table-cell>
          <table:table-cell table:formula="of:=SIGN([.T10])" office:value-type="float" office:value="1" calcext:value-type="float">
            <text:p>1,00</text:p>
          </table:table-cell>
          <table:table-cell table:style-name="ce47" office:value-type="float" office:value="0" calcext:value-type="float">
            <text:p>0</text:p>
          </table:table-cell>
          <table:table-cell table:formula="of:=ASIN([.S10]/[.G10])" office:value-type="float" office:value="0" calcext:value-type="float">
            <text:p>0,00</text:p>
          </table:table-cell>
          <table:table-cell table:formula="of:=DEGREES([.X10])" office:value-type="float" office:value="0" calcext:value-type="float">
            <text:p>0,00</text:p>
          </table:table-cell>
          <table:table-cell table:formula="of:=ABS([.Y10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Z10]+[.AA10]" office:value-type="float" office:value="0" calcext:value-type="float">
            <text:p>0,00</text:p>
          </table:table-cell>
          <table:table-cell table:formula="of:=[.R10]-[.K10]" office:value-type="float" office:value="70.710678118655" calcext:value-type="float">
            <text:p>70,71</text:p>
          </table:table-cell>
          <table:table-cell table:formula="of:=([.Q10]-[.J10])" office:value-type="float" office:value="-29.289321881345" calcext:value-type="float">
            <text:p>-29,29</text:p>
          </table:table-cell>
          <table:table-cell table:formula="of:=POWER([.AC10];2)" office:value-type="float" office:value="5000.00000000004" calcext:value-type="float">
            <text:p>5 000,000</text:p>
          </table:table-cell>
          <table:table-cell table:formula="of:=POWER([.AD10];2)" office:value-type="float" office:value="857.864376269034" calcext:value-type="float">
            <text:p>857,864</text:p>
          </table:table-cell>
          <table:table-cell table:formula="of:=SQRT([.AE10]+[.AF10])" office:value-type="float" office:value="76.5366864730181" calcext:value-type="float">
            <text:p>76,54</text:p>
          </table:table-cell>
          <table:table-cell table:formula="of:=[.AG10]/2" office:value-type="float" office:value="38.268343236509" calcext:value-type="float">
            <text:p>38,27</text:p>
          </table:table-cell>
          <table:table-cell table:formula="of:=([.AH10]/[.G10])" office:value-type="float" office:value="0.38268343236509" calcext:value-type="float">
            <text:p>0,38</text:p>
          </table:table-cell>
          <table:table-cell table:formula="of:=ASIN([.AI10])" office:value-type="float" office:value="0.392699081698725" calcext:value-type="float">
            <text:p>0,39</text:p>
          </table:table-cell>
          <table:table-cell table:formula="of:=DEGREES([.AJ10])" office:value-type="float" office:value="22.5" calcext:value-type="float">
            <text:p>22,50</text:p>
          </table:table-cell>
          <table:table-cell table:formula="of:=[.AK10]*2" office:value-type="float" office:value="45.0000000000001" calcext:value-type="float">
            <text:p>45,00</text:p>
          </table:table-cell>
          <table:table-cell/>
          <table:table-cell table:formula="of:=[.K10]-[.F10]" office:value-type="float" office:value="0" calcext:value-type="float">
            <text:p>0,00</text:p>
          </table:table-cell>
          <table:table-cell table:formula="of:=[.J10]-[.E10]" office:value-type="float" office:value="100" calcext:value-type="float">
            <text:p>100,00</text:p>
          </table:table-cell>
          <table:table-cell table:formula="of:=[.AN10]/[.AO10]" office:value-type="float" office:value="0" calcext:value-type="float">
            <text:p>0,00</text:p>
          </table:table-cell>
          <table:table-cell table:formula="of:=[.AP10]" office:value-type="float" office:value="0" calcext:value-type="float">
            <text:p>0,00</text:p>
          </table:table-cell>
          <table:table-cell table:formula="of:=[.R10]-[.F10]" office:value-type="float" office:value="70.710678118655" calcext:value-type="float">
            <text:p>70,71</text:p>
          </table:table-cell>
          <table:table-cell table:formula="of:=[.Q10]-[.E10]" office:value-type="float" office:value="70.710678118655" calcext:value-type="float">
            <text:p>70,71</text:p>
          </table:table-cell>
          <table:table-cell table:formula="of:=[.AR10]/[.AS10]" office:value-type="float" office:value="1" calcext:value-type="float">
            <text:p>1,00</text:p>
          </table:table-cell>
          <table:table-cell table:formula="of:=[.AT10]" office:value-type="float" office:value="1" calcext:value-type="float">
            <text:p>1,00</text:p>
          </table:table-cell>
          <table:table-cell table:formula="of:=([.AT10]-[.AP10])/(1+([.AP10]*[.AT10]))" office:value-type="float" office:value="1" calcext:value-type="float">
            <text:p>1,00</text:p>
          </table:table-cell>
          <table:table-cell table:formula="of:=ATAN([.AV10])" office:value-type="float" office:value="0.785398163397448" calcext:value-type="float">
            <text:p>0,79</text:p>
          </table:table-cell>
          <table:table-cell table:formula="of:=[.AW10]" office:value-type="float" office:value="0.785398163397448" calcext:value-type="float">
            <text:p>0,79</text:p>
          </table:table-cell>
          <table:table-cell table:formula="of:=DEGREES([.AW10])" office:value-type="float" office:value="45" calcext:value-type="float">
            <text:p>45,00</text:p>
          </table:table-cell>
          <table:table-cell table:formula="of:=[.AY10]" office:value-type="float" office:value="45" calcext:value-type="float">
            <text:p>45,00</text:p>
          </table:table-cell>
          <table:table-cell table:style-name="ce15" table:number-columns-repeated="972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45" calcext:value-type="float">
            <text:p>45,00</text:p>
          </table:table-cell>
          <table:table-cell table:style-name="ce35" office:value-type="float" office:value="36.869897645844" calcext:value-type="float">
            <text:p>36,87</text:p>
          </table:table-cell>
          <table:table-cell table:style-name="ce33" table:formula="of:=RADIANS([.C11])" office:value-type="float" office:value="0.643501108793284" calcext:value-type="float">
            <text:p>0,64</text:p>
          </table:table-cell>
          <table:table-cell table:number-columns-repeated="2" table:style-name="ce33" office:value-type="float" office:value="120" calcext:value-type="float">
            <text:p>120,00</text:p>
          </table:table-cell>
          <table:table-cell table:style-name="ce33" office:value-type="float" office:value="100" calcext:value-type="float">
            <text:p>100,00</text:p>
          </table:table-cell>
          <table:table-cell table:style-name="ce33" table:formula="of:=COS([.D11])" office:value-type="float" office:value="0.8" calcext:value-type="float">
            <text:p>0,80</text:p>
          </table:table-cell>
          <table:table-cell table:style-name="ce33" table:formula="of:=SIN([.D11])" office:value-type="float" office:value="0.6" calcext:value-type="float">
            <text:p>0,60</text:p>
          </table:table-cell>
          <table:table-cell table:style-name="ce33" table:formula="of:=[.H11]*[.G11]+[.E11]" office:value-type="float" office:value="200" calcext:value-type="float">
            <text:p>200,00</text:p>
          </table:table-cell>
          <table:table-cell table:style-name="ce33" table:formula="of:=[.I11]*[.G11]+[.F11]" office:value-type="float" office:value="180" calcext:value-type="float">
            <text:p>180,00</text:p>
          </table:table-cell>
          <table:table-cell table:style-name="ce33" table:formula="of:=[.B11]" office:value-type="float" office:value="45" calcext:value-type="float">
            <text:p>45,00</text:p>
          </table:table-cell>
          <table:table-cell table:style-name="ce33" table:formula="of:=[.C11]+[.L11]" office:value-type="float" office:value="81.869897645844" calcext:value-type="float">
            <text:p>81,87</text:p>
          </table:table-cell>
          <table:table-cell table:style-name="ce33" table:formula="of:=RADIANS([.M11])" office:value-type="float" office:value="1.42889927219073" calcext:value-type="float">
            <text:p>1,43</text:p>
          </table:table-cell>
          <table:table-cell table:style-name="ce33" table:formula="of:=COS([.N11])" office:value-type="float" office:value="0.14142135623731" calcext:value-type="float">
            <text:p>0,14</text:p>
          </table:table-cell>
          <table:table-cell table:style-name="ce33" table:formula="of:=SIN([.N11])" office:value-type="float" office:value="0.989949493661166" calcext:value-type="float">
            <text:p>0,99</text:p>
          </table:table-cell>
          <table:table-cell table:style-name="ce33" table:formula="of:=[.O11]*[.G11]+[.E11]" office:value-type="float" office:value="134.142135623731" calcext:value-type="float">
            <text:p>134,14</text:p>
          </table:table-cell>
          <table:table-cell table:style-name="ce33" table:formula="of:=[.P11]*[.G11]+[.F11]" office:value-type="float" office:value="218.994949366117" calcext:value-type="float">
            <text:p>218,99</text:p>
          </table:table-cell>
          <table:table-cell table:style-name="ce42" table:formula="of:=[.K11]-[.F11]" office:value-type="float" office:value="60" calcext:value-type="float">
            <text:p>60,00</text:p>
          </table:table-cell>
          <table:table-cell table:style-name="ce42" table:formula="of:=[.J11]-[.E11]" office:value-type="float" office:value="80" calcext:value-type="float">
            <text:p>80,00</text:p>
          </table:table-cell>
          <table:table-cell table:formula="of:=SIGN([.S11])" office:value-type="float" office:value="1" calcext:value-type="float">
            <text:p>1,00</text:p>
          </table:table-cell>
          <table:table-cell table:formula="of:=SIGN([.T11])" office:value-type="float" office:value="1" calcext:value-type="float">
            <text:p>1,00</text:p>
          </table:table-cell>
          <table:table-cell table:style-name="ce48" office:value-type="float" office:value="1" calcext:value-type="float">
            <text:p>1</text:p>
          </table:table-cell>
          <table:table-cell table:style-name="ce42" table:formula="of:=ASIN([.S11]/[.G11])" office:value-type="float" office:value="0.643501108793284" calcext:value-type="float">
            <text:p>0,64</text:p>
          </table:table-cell>
          <table:table-cell table:style-name="ce42" table:formula="of:=DEGREES([.X11])" office:value-type="float" office:value="36.869897645844" calcext:value-type="float">
            <text:p>36,87</text:p>
          </table:table-cell>
          <table:table-cell table:formula="of:=ABS([.Y11])" office:value-type="float" office:value="36.869897645844" calcext:value-type="float">
            <text:p>36,87</text:p>
          </table:table-cell>
          <table:table-cell table:style-name="ce51" office:value-type="float" office:value="0" calcext:value-type="float">
            <text:p>0</text:p>
          </table:table-cell>
          <table:table-cell table:formula="of:=[.Z11]+[.AA11]" office:value-type="float" office:value="36.869897645844" calcext:value-type="float">
            <text:p>36,87</text:p>
          </table:table-cell>
          <table:table-cell table:formula="of:=[.R11]-[.K11]" office:value-type="float" office:value="38.994949366117" calcext:value-type="float">
            <text:p>38,99</text:p>
          </table:table-cell>
          <table:table-cell table:formula="of:=([.Q11]-[.J11])" office:value-type="float" office:value="-65.857864376269" calcext:value-type="float">
            <text:p>-65,86</text:p>
          </table:table-cell>
          <table:table-cell table:formula="of:=POWER([.AC11];2)" office:value-type="float" office:value="1520.60607606603" calcext:value-type="float">
            <text:p>1 520,606</text:p>
          </table:table-cell>
          <table:table-cell table:formula="of:=POWER([.AD11];2)" office:value-type="float" office:value="4337.25830020304" calcext:value-type="float">
            <text:p>4 337,258</text:p>
          </table:table-cell>
          <table:table-cell table:formula="of:=SQRT([.AE11]+[.AF11])" office:value-type="float" office:value="76.5366864730181" calcext:value-type="float">
            <text:p>76,54</text:p>
          </table:table-cell>
          <table:table-cell table:formula="of:=[.AG11]/2" office:value-type="float" office:value="38.268343236509" calcext:value-type="float">
            <text:p>38,27</text:p>
          </table:table-cell>
          <table:table-cell table:formula="of:=([.AH11]/[.G11])" office:value-type="float" office:value="0.38268343236509" calcext:value-type="float">
            <text:p>0,38</text:p>
          </table:table-cell>
          <table:table-cell table:formula="of:=ASIN([.AI11])" office:value-type="float" office:value="0.392699081698725" calcext:value-type="float">
            <text:p>0,39</text:p>
          </table:table-cell>
          <table:table-cell table:formula="of:=DEGREES([.AJ11])" office:value-type="float" office:value="22.5" calcext:value-type="float">
            <text:p>22,50</text:p>
          </table:table-cell>
          <table:table-cell table:formula="of:=[.AK11]*2" office:value-type="float" office:value="45.0000000000001" calcext:value-type="float">
            <text:p>45,00</text:p>
          </table:table-cell>
          <table:table-cell/>
          <table:table-cell table:formula="of:=[.K11]-[.F11]" office:value-type="float" office:value="60" calcext:value-type="float">
            <text:p>60,00</text:p>
          </table:table-cell>
          <table:table-cell table:formula="of:=[.J11]-[.E11]" office:value-type="float" office:value="80" calcext:value-type="float">
            <text:p>80,00</text:p>
          </table:table-cell>
          <table:table-cell table:formula="of:=[.AN11]/[.AO11]" office:value-type="float" office:value="0.75" calcext:value-type="float">
            <text:p>0,75</text:p>
          </table:table-cell>
          <table:table-cell table:formula="of:=[.AP11]" office:value-type="float" office:value="0.75" calcext:value-type="float">
            <text:p>0,75</text:p>
          </table:table-cell>
          <table:table-cell table:formula="of:=[.R11]-[.F11]" office:value-type="float" office:value="98.994949366117" calcext:value-type="float">
            <text:p>98,99</text:p>
          </table:table-cell>
          <table:table-cell table:formula="of:=[.Q11]-[.E11]" office:value-type="float" office:value="14.142135623731" calcext:value-type="float">
            <text:p>14,14</text:p>
          </table:table-cell>
          <table:table-cell table:formula="of:=[.AR11]/[.AS11]" office:value-type="float" office:value="7" calcext:value-type="float">
            <text:p>7,00</text:p>
          </table:table-cell>
          <table:table-cell table:formula="of:=[.AT11]" office:value-type="float" office:value="7" calcext:value-type="float">
            <text:p>7,00</text:p>
          </table:table-cell>
          <table:table-cell table:formula="of:=([.AT11]-[.AP11])/(1+([.AP11]*[.AT11]))" office:value-type="float" office:value="1" calcext:value-type="float">
            <text:p>1,00</text:p>
          </table:table-cell>
          <table:table-cell table:formula="of:=ATAN([.AV11])" office:value-type="float" office:value="0.785398163397448" calcext:value-type="float">
            <text:p>0,79</text:p>
          </table:table-cell>
          <table:table-cell table:formula="of:=[.AW11]" office:value-type="float" office:value="0.785398163397448" calcext:value-type="float">
            <text:p>0,79</text:p>
          </table:table-cell>
          <table:table-cell table:formula="of:=DEGREES([.AW11])" office:value-type="float" office:value="45" calcext:value-type="float">
            <text:p>45,00</text:p>
          </table:table-cell>
          <table:table-cell table:formula="of:=[.AY11]" office:value-type="float" office:value="45" calcext:value-type="float">
            <text:p>45,00</text:p>
          </table:table-cell>
          <table:table-cell table:style-name="ce33" table:number-columns-repeated="972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table:formula="of:=[.C11]+[.B12]" office:value-type="float" office:value="81.869897645844" calcext:value-type="float">
            <text:p>81,87</text:p>
          </table:table-cell>
          <table:table-cell table:style-name="ce37" table:formula="of:=RADIANS([.C12])" office:value-type="float" office:value="1.42889927219073" calcext:value-type="float">
            <text:p>1,43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2])" office:value-type="float" office:value="0.14142135623731" calcext:value-type="float">
            <text:p>0,14</text:p>
          </table:table-cell>
          <table:table-cell table:style-name="ce15" table:formula="of:=SIN([.D12])" office:value-type="float" office:value="0.989949493661166" calcext:value-type="float">
            <text:p>0,99</text:p>
          </table:table-cell>
          <table:table-cell table:style-name="ce15" table:formula="of:=[.H12]*[.G12]+[.E12]" office:value-type="float" office:value="134.142135623731" calcext:value-type="float">
            <text:p>134,14</text:p>
          </table:table-cell>
          <table:table-cell table:style-name="ce15" table:formula="of:=[.I12]*[.G12]+[.F12]" office:value-type="float" office:value="218.994949366117" calcext:value-type="float">
            <text:p>218,99</text:p>
          </table:table-cell>
          <table:table-cell table:style-name="ce15" table:formula="of:=[.B12]" office:value-type="float" office:value="45" calcext:value-type="float">
            <text:p>45,00</text:p>
          </table:table-cell>
          <table:table-cell table:style-name="ce15" table:formula="of:=[.C12]+[.L12]" office:value-type="float" office:value="126.869897645844" calcext:value-type="float">
            <text:p>126,87</text:p>
          </table:table-cell>
          <table:table-cell table:style-name="ce15" table:formula="of:=RADIANS([.M12])" office:value-type="float" office:value="2.21429743558818" calcext:value-type="float">
            <text:p>2,21</text:p>
          </table:table-cell>
          <table:table-cell table:style-name="ce15" table:formula="of:=COS([.N12])" office:value-type="float" office:value="-0.6" calcext:value-type="float">
            <text:p>-0,60</text:p>
          </table:table-cell>
          <table:table-cell table:style-name="ce15" table:formula="of:=SIN([.N12])" office:value-type="float" office:value="0.8" calcext:value-type="float">
            <text:p>0,80</text:p>
          </table:table-cell>
          <table:table-cell table:style-name="ce15" table:formula="of:=[.O12]*[.G12]+[.E12]" office:value-type="float" office:value="60" calcext:value-type="float">
            <text:p>60,00</text:p>
          </table:table-cell>
          <table:table-cell table:style-name="ce15" table:formula="of:=[.P12]*[.G12]+[.F12]" office:value-type="float" office:value="200" calcext:value-type="float">
            <text:p>200,00</text:p>
          </table:table-cell>
          <table:table-cell table:formula="of:=[.K12]-[.F12]" office:value-type="float" office:value="98.9949493661167" calcext:value-type="float">
            <text:p>98,99</text:p>
          </table:table-cell>
          <table:table-cell table:formula="of:=[.J12]-[.E12]" office:value-type="float" office:value="14.142135623731" calcext:value-type="float">
            <text:p>14,14</text:p>
          </table:table-cell>
          <table:table-cell table:formula="of:=SIGN([.S12])" office:value-type="float" office:value="1" calcext:value-type="float">
            <text:p>1,00</text:p>
          </table:table-cell>
          <table:table-cell table:formula="of:=SIGN([.T12])" office:value-type="float" office:value="1" calcext:value-type="float">
            <text:p>1,00</text:p>
          </table:table-cell>
          <table:table-cell table:style-name="ce47" office:value-type="float" office:value="1" calcext:value-type="float">
            <text:p>1</text:p>
          </table:table-cell>
          <table:table-cell table:formula="of:=ASIN([.S12]/[.G12])" office:value-type="float" office:value="1.42889927219073" calcext:value-type="float">
            <text:p>1,43</text:p>
          </table:table-cell>
          <table:table-cell table:formula="of:=DEGREES([.X12])" office:value-type="float" office:value="81.8698976458441" calcext:value-type="float">
            <text:p>81,87</text:p>
          </table:table-cell>
          <table:table-cell table:formula="of:=ABS([.Y12])" office:value-type="float" office:value="81.8698976458441" calcext:value-type="float">
            <text:p>81,87</text:p>
          </table:table-cell>
          <table:table-cell office:value-type="float" office:value="0" calcext:value-type="float">
            <text:p>0</text:p>
          </table:table-cell>
          <table:table-cell table:formula="of:=[.Z12]+[.AA12]" office:value-type="float" office:value="81.8698976458441" calcext:value-type="float">
            <text:p>81,87</text:p>
          </table:table-cell>
          <table:table-cell table:formula="of:=[.R12]-[.K12]" office:value-type="float" office:value="-18.9949493661167" calcext:value-type="float">
            <text:p>-18,99</text:p>
          </table:table-cell>
          <table:table-cell table:formula="of:=([.Q12]-[.J12])" office:value-type="float" office:value="-74.142135623731" calcext:value-type="float">
            <text:p>-74,14</text:p>
          </table:table-cell>
          <table:table-cell table:formula="of:=POWER([.AC12];2)" office:value-type="float" office:value="360.808101421336" calcext:value-type="float">
            <text:p>360,808</text:p>
          </table:table-cell>
          <table:table-cell table:formula="of:=POWER([.AD12];2)" office:value-type="float" office:value="5497.05627484772" calcext:value-type="float">
            <text:p>5 497,056</text:p>
          </table:table-cell>
          <table:table-cell table:formula="of:=SQRT([.AE12]+[.AF12])" office:value-type="float" office:value="76.536686473018" calcext:value-type="float">
            <text:p>76,54</text:p>
          </table:table-cell>
          <table:table-cell table:formula="of:=[.AG12]/2" office:value-type="float" office:value="38.268343236509" calcext:value-type="float">
            <text:p>38,27</text:p>
          </table:table-cell>
          <table:table-cell table:formula="of:=([.AH12]/[.G12])" office:value-type="float" office:value="0.38268343236509" calcext:value-type="float">
            <text:p>0,38</text:p>
          </table:table-cell>
          <table:table-cell table:formula="of:=ASIN([.AI12])" office:value-type="float" office:value="0.392699081698724" calcext:value-type="float">
            <text:p>0,39</text:p>
          </table:table-cell>
          <table:table-cell table:formula="of:=DEGREES([.AJ12])" office:value-type="float" office:value="22.5" calcext:value-type="float">
            <text:p>22,50</text:p>
          </table:table-cell>
          <table:table-cell table:formula="of:=[.AK12]*2" office:value-type="float" office:value="45" calcext:value-type="float">
            <text:p>45,00</text:p>
          </table:table-cell>
          <table:table-cell/>
          <table:table-cell table:formula="of:=[.K12]-[.F12]" office:value-type="float" office:value="98.9949493661167" calcext:value-type="float">
            <text:p>98,99</text:p>
          </table:table-cell>
          <table:table-cell table:formula="of:=[.J12]-[.E12]" office:value-type="float" office:value="14.142135623731" calcext:value-type="float">
            <text:p>14,14</text:p>
          </table:table-cell>
          <table:table-cell table:formula="of:=[.AN12]/[.AO12]" office:value-type="float" office:value="6.99999999999999" calcext:value-type="float">
            <text:p>7,00</text:p>
          </table:table-cell>
          <table:table-cell table:formula="of:=[.AP12]" office:value-type="float" office:value="6.99999999999999" calcext:value-type="float">
            <text:p>7,00</text:p>
          </table:table-cell>
          <table:table-cell table:formula="of:=[.R12]-[.F12]" office:value-type="float" office:value="80" calcext:value-type="float">
            <text:p>80,00</text:p>
          </table:table-cell>
          <table:table-cell table:formula="of:=[.Q12]-[.E12]" office:value-type="float" office:value="-60" calcext:value-type="float">
            <text:p>-60,00</text:p>
          </table:table-cell>
          <table:table-cell table:formula="of:=[.AR12]/[.AS12]" office:value-type="float" office:value="-1.33333333333333" calcext:value-type="float">
            <text:p>-1,33</text:p>
          </table:table-cell>
          <table:table-cell table:formula="of:=[.AT12]" office:value-type="float" office:value="-1.33333333333333" calcext:value-type="float">
            <text:p>-1,33</text:p>
          </table:table-cell>
          <table:table-cell table:formula="of:=([.AT12]-[.AP12])/(1+([.AP12]*[.AT12]))" office:value-type="float" office:value="1" calcext:value-type="float">
            <text:p>1,00</text:p>
          </table:table-cell>
          <table:table-cell table:formula="of:=ATAN([.AV12])" office:value-type="float" office:value="0.785398163397449" calcext:value-type="float">
            <text:p>0,79</text:p>
          </table:table-cell>
          <table:table-cell table:formula="of:=[.AW12]" office:value-type="float" office:value="0.785398163397449" calcext:value-type="float">
            <text:p>0,79</text:p>
          </table:table-cell>
          <table:table-cell table:formula="of:=DEGREES([.AW12])" office:value-type="float" office:value="45" calcext:value-type="float">
            <text:p>45,00</text:p>
          </table:table-cell>
          <table:table-cell table:formula="of:=[.AY12]" office:value-type="float" office:value="45" calcext:value-type="float">
            <text:p>45,00</text:p>
          </table:table-cell>
          <table:table-cell table:style-name="ce15" table:number-columns-repeated="97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2]+[.B13]" office:value-type="float" office:value="126.869897645844" calcext:value-type="float">
            <text:p>126,87</text:p>
          </table:table-cell>
          <table:table-cell table:style-name="ce37" table:formula="of:=RADIANS([.C13])" office:value-type="float" office:value="2.21429743558818" calcext:value-type="float">
            <text:p>2,21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3])" office:value-type="float" office:value="-0.6" calcext:value-type="float">
            <text:p>-0,60</text:p>
          </table:table-cell>
          <table:table-cell table:style-name="ce15" table:formula="of:=SIN([.D13])" office:value-type="float" office:value="0.8" calcext:value-type="float">
            <text:p>0,80</text:p>
          </table:table-cell>
          <table:table-cell table:style-name="ce15" table:formula="of:=[.H13]*[.G13]+[.E13]" office:value-type="float" office:value="60" calcext:value-type="float">
            <text:p>60,00</text:p>
          </table:table-cell>
          <table:table-cell table:style-name="ce15" table:formula="of:=[.I13]*[.G13]+[.F13]" office:value-type="float" office:value="200" calcext:value-type="float">
            <text:p>200,00</text:p>
          </table:table-cell>
          <table:table-cell table:style-name="ce15" table:formula="of:=[.B13]" office:value-type="float" office:value="45" calcext:value-type="float">
            <text:p>45,00</text:p>
          </table:table-cell>
          <table:table-cell table:style-name="ce15" table:formula="of:=[.C13]+[.L13]" office:value-type="float" office:value="171.869897645844" calcext:value-type="float">
            <text:p>171,87</text:p>
          </table:table-cell>
          <table:table-cell table:style-name="ce15" table:formula="of:=RADIANS([.M13])" office:value-type="float" office:value="2.99969559898563" calcext:value-type="float">
            <text:p>3,00</text:p>
          </table:table-cell>
          <table:table-cell table:style-name="ce15" table:formula="of:=COS([.N13])" office:value-type="float" office:value="-0.989949493661166" calcext:value-type="float">
            <text:p>-0,99</text:p>
          </table:table-cell>
          <table:table-cell table:style-name="ce15" table:formula="of:=SIN([.N13])" office:value-type="float" office:value="0.14142135623731" calcext:value-type="float">
            <text:p>0,14</text:p>
          </table:table-cell>
          <table:table-cell table:style-name="ce15" table:formula="of:=[.O13]*[.G13]+[.E13]" office:value-type="float" office:value="21.0050506338834" calcext:value-type="float">
            <text:p>21,01</text:p>
          </table:table-cell>
          <table:table-cell table:style-name="ce15" table:formula="of:=[.P13]*[.G13]+[.F13]" office:value-type="float" office:value="134.142135623731" calcext:value-type="float">
            <text:p>134,14</text:p>
          </table:table-cell>
          <table:table-cell table:formula="of:=[.K13]-[.F13]" office:value-type="float" office:value="80" calcext:value-type="float">
            <text:p>80,00</text:p>
          </table:table-cell>
          <table:table-cell table:style-name="ce41" table:formula="of:=[.J13]-[.E13]" office:value-type="float" office:value="-60" calcext:value-type="float">
            <text:p>-60,00</text:p>
          </table:table-cell>
          <table:table-cell table:formula="of:=SIGN([.S13])" office:value-type="float" office:value="1" calcext:value-type="float">
            <text:p>1,00</text:p>
          </table:table-cell>
          <table:table-cell table:formula="of:=SIGN([.T13])" office:value-type="float" office:value="-1" calcext:value-type="float">
            <text:p>-1,00</text:p>
          </table:table-cell>
          <table:table-cell table:style-name="ce47" office:value-type="float" office:value="3" calcext:value-type="float">
            <text:p>3</text:p>
          </table:table-cell>
          <table:table-cell table:formula="of:=ASIN([.S13]/[.G13])" office:value-type="float" office:value="0.927295218001612" calcext:value-type="float">
            <text:p>0,93</text:p>
          </table:table-cell>
          <table:table-cell table:formula="of:=DEGREES([.X13])" office:value-type="float" office:value="53.130102354156" calcext:value-type="float">
            <text:p>53,13</text:p>
          </table:table-cell>
          <table:table-cell table:formula="of:=ABS([.Y13])" office:value-type="float" office:value="53.130102354156" calcext:value-type="float">
            <text:p>53,13</text:p>
          </table:table-cell>
          <table:table-cell office:value-type="float" office:value="90" calcext:value-type="float">
            <text:p>90</text:p>
          </table:table-cell>
          <table:table-cell table:formula="of:=[.Z13]+[.AA13]" office:value-type="float" office:value="143.130102354156" calcext:value-type="float">
            <text:p>143,13</text:p>
          </table:table-cell>
          <table:table-cell table:formula="of:=[.R13]-[.K13]" office:value-type="float" office:value="-65.857864376269" calcext:value-type="float">
            <text:p>-65,86</text:p>
          </table:table-cell>
          <table:table-cell table:formula="of:=([.Q13]-[.J13])" office:value-type="float" office:value="-38.9949493661167" calcext:value-type="float">
            <text:p>-38,99</text:p>
          </table:table-cell>
          <table:table-cell table:formula="of:=POWER([.AC13];2)" office:value-type="float" office:value="4337.25830020304" calcext:value-type="float">
            <text:p>4 337,258</text:p>
          </table:table-cell>
          <table:table-cell table:formula="of:=POWER([.AD13];2)" office:value-type="float" office:value="1520.606076066" calcext:value-type="float">
            <text:p>1 520,606</text:p>
          </table:table-cell>
          <table:table-cell table:formula="of:=SQRT([.AE13]+[.AF13])" office:value-type="float" office:value="76.5366864730179" calcext:value-type="float">
            <text:p>76,54</text:p>
          </table:table-cell>
          <table:table-cell table:formula="of:=[.AG13]/2" office:value-type="float" office:value="38.268343236509" calcext:value-type="float">
            <text:p>38,27</text:p>
          </table:table-cell>
          <table:table-cell table:formula="of:=([.AH13]/[.G13])" office:value-type="float" office:value="0.38268343236509" calcext:value-type="float">
            <text:p>0,38</text:p>
          </table:table-cell>
          <table:table-cell table:formula="of:=ASIN([.AI13])" office:value-type="float" office:value="0.392699081698724" calcext:value-type="float">
            <text:p>0,39</text:p>
          </table:table-cell>
          <table:table-cell table:formula="of:=DEGREES([.AJ13])" office:value-type="float" office:value="22.5" calcext:value-type="float">
            <text:p>22,50</text:p>
          </table:table-cell>
          <table:table-cell table:formula="of:=[.AK13]*2" office:value-type="float" office:value="45" calcext:value-type="float">
            <text:p>45,00</text:p>
          </table:table-cell>
          <table:table-cell/>
          <table:table-cell table:formula="of:=[.K13]-[.F13]" office:value-type="float" office:value="80" calcext:value-type="float">
            <text:p>80,00</text:p>
          </table:table-cell>
          <table:table-cell table:formula="of:=[.J13]-[.E13]" office:value-type="float" office:value="-60" calcext:value-type="float">
            <text:p>-60,00</text:p>
          </table:table-cell>
          <table:table-cell table:formula="of:=[.AN13]/[.AO13]" office:value-type="float" office:value="-1.33333333333333" calcext:value-type="float">
            <text:p>-1,33</text:p>
          </table:table-cell>
          <table:table-cell table:formula="of:=[.AP13]" office:value-type="float" office:value="-1.33333333333333" calcext:value-type="float">
            <text:p>-1,33</text:p>
          </table:table-cell>
          <table:table-cell table:formula="of:=[.R13]-[.F13]" office:value-type="float" office:value="14.142135623731" calcext:value-type="float">
            <text:p>14,14</text:p>
          </table:table-cell>
          <table:table-cell table:formula="of:=[.Q13]-[.E13]" office:value-type="float" office:value="-98.9949493661166" calcext:value-type="float">
            <text:p>-98,99</text:p>
          </table:table-cell>
          <table:table-cell table:formula="of:=[.AR13]/[.AS13]" office:value-type="float" office:value="-0.142857142857143" calcext:value-type="float">
            <text:p>-0,14</text:p>
          </table:table-cell>
          <table:table-cell table:formula="of:=[.AT13]" office:value-type="float" office:value="-0.142857142857143" calcext:value-type="float">
            <text:p>-0,14</text:p>
          </table:table-cell>
          <table:table-cell table:formula="of:=([.AT13]-[.AP13])/(1+([.AP13]*[.AT13]))" office:value-type="float" office:value="0.999999999999999" calcext:value-type="float">
            <text:p>1,00</text:p>
          </table:table-cell>
          <table:table-cell table:formula="of:=ATAN([.AV13])" office:value-type="float" office:value="0.785398163397448" calcext:value-type="float">
            <text:p>0,79</text:p>
          </table:table-cell>
          <table:table-cell table:formula="of:=[.AW13]" office:value-type="float" office:value="0.785398163397448" calcext:value-type="float">
            <text:p>0,79</text:p>
          </table:table-cell>
          <table:table-cell table:formula="of:=DEGREES([.AW13])" office:value-type="float" office:value="45" calcext:value-type="float">
            <text:p>45,00</text:p>
          </table:table-cell>
          <table:table-cell table:formula="of:=[.AY13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3]+[.B14]" office:value-type="float" office:value="171.869897645844" calcext:value-type="float">
            <text:p>171,87</text:p>
          </table:table-cell>
          <table:table-cell table:style-name="ce37" table:formula="of:=RADIANS([.C14])" office:value-type="float" office:value="2.99969559898563" calcext:value-type="float">
            <text:p>3,00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4])" office:value-type="float" office:value="-0.989949493661166" calcext:value-type="float">
            <text:p>-0,99</text:p>
          </table:table-cell>
          <table:table-cell table:style-name="ce15" table:formula="of:=SIN([.D14])" office:value-type="float" office:value="0.14142135623731" calcext:value-type="float">
            <text:p>0,14</text:p>
          </table:table-cell>
          <table:table-cell table:style-name="ce15" table:formula="of:=[.H14]*[.G14]+[.E14]" office:value-type="float" office:value="21.0050506338834" calcext:value-type="float">
            <text:p>21,01</text:p>
          </table:table-cell>
          <table:table-cell table:style-name="ce15" table:formula="of:=[.I14]*[.G14]+[.F14]" office:value-type="float" office:value="134.142135623731" calcext:value-type="float">
            <text:p>134,14</text:p>
          </table:table-cell>
          <table:table-cell table:style-name="ce15" table:formula="of:=[.B14]" office:value-type="float" office:value="45" calcext:value-type="float">
            <text:p>45,00</text:p>
          </table:table-cell>
          <table:table-cell table:style-name="ce15" table:formula="of:=[.C14]+[.L14]" office:value-type="float" office:value="216.869897645844" calcext:value-type="float">
            <text:p>216,87</text:p>
          </table:table-cell>
          <table:table-cell table:style-name="ce15" table:formula="of:=RADIANS([.M14])" office:value-type="float" office:value="3.78509376238308" calcext:value-type="float">
            <text:p>3,79</text:p>
          </table:table-cell>
          <table:table-cell table:style-name="ce15" table:formula="of:=COS([.N14])" office:value-type="float" office:value="-0.8" calcext:value-type="float">
            <text:p>-0,80</text:p>
          </table:table-cell>
          <table:table-cell table:style-name="ce15" table:formula="of:=SIN([.N14])" office:value-type="float" office:value="-0.6" calcext:value-type="float">
            <text:p>-0,60</text:p>
          </table:table-cell>
          <table:table-cell table:style-name="ce15" table:formula="of:=[.O14]*[.G14]+[.E14]" office:value-type="float" office:value="40" calcext:value-type="float">
            <text:p>40,00</text:p>
          </table:table-cell>
          <table:table-cell table:style-name="ce15" table:formula="of:=[.P14]*[.G14]+[.F14]" office:value-type="float" office:value="60.0000000000001" calcext:value-type="float">
            <text:p>60,00</text:p>
          </table:table-cell>
          <table:table-cell table:style-name="ce15" table:formula="of:=[.K14]-[.F14]" office:value-type="float" office:value="14.142135623731" calcext:value-type="float">
            <text:p>14,14</text:p>
          </table:table-cell>
          <table:table-cell table:style-name="ce41" table:formula="of:=[.J14]-[.E14]" office:value-type="float" office:value="-98.9949493661166" calcext:value-type="float">
            <text:p>-98,99</text:p>
          </table:table-cell>
          <table:table-cell table:formula="of:=SIGN([.S14])" office:value-type="float" office:value="1" calcext:value-type="float">
            <text:p>1,00</text:p>
          </table:table-cell>
          <table:table-cell table:formula="of:=SIGN([.T14])" office:value-type="float" office:value="-1" calcext:value-type="float">
            <text:p>-1,00</text:p>
          </table:table-cell>
          <table:table-cell table:style-name="ce47" office:value-type="float" office:value="3" calcext:value-type="float">
            <text:p>3</text:p>
          </table:table-cell>
          <table:table-cell table:formula="of:=ASIN([.S14]/[.G14])" office:value-type="float" office:value="0.141897054604165" calcext:value-type="float">
            <text:p>0,14</text:p>
          </table:table-cell>
          <table:table-cell table:formula="of:=DEGREES([.X14])" office:value-type="float" office:value="8.13010235415601" calcext:value-type="float">
            <text:p>8,13</text:p>
          </table:table-cell>
          <table:table-cell table:formula="of:=ABS([.Y14])" office:value-type="float" office:value="8.13010235415601" calcext:value-type="float">
            <text:p>8,13</text:p>
          </table:table-cell>
          <table:table-cell office:value-type="float" office:value="90" calcext:value-type="float">
            <text:p>90</text:p>
          </table:table-cell>
          <table:table-cell table:formula="of:=[.Z14]+[.AA14]" office:value-type="float" office:value="98.130102354156" calcext:value-type="float">
            <text:p>98,13</text:p>
          </table:table-cell>
          <table:table-cell table:formula="of:=[.R14]-[.K14]" office:value-type="float" office:value="-74.142135623731" calcext:value-type="float">
            <text:p>-74,14</text:p>
          </table:table-cell>
          <table:table-cell table:formula="of:=([.Q14]-[.J14])" office:value-type="float" office:value="18.9949493661166" calcext:value-type="float">
            <text:p>18,99</text:p>
          </table:table-cell>
          <table:table-cell table:formula="of:=POWER([.AC14];2)" office:value-type="float" office:value="5497.05627484771" calcext:value-type="float">
            <text:p>5 497,056</text:p>
          </table:table-cell>
          <table:table-cell table:formula="of:=POWER([.AD14];2)" office:value-type="float" office:value="360.808101421333" calcext:value-type="float">
            <text:p>360,808</text:p>
          </table:table-cell>
          <table:table-cell table:formula="of:=SQRT([.AE14]+[.AF14])" office:value-type="float" office:value="76.5366864730179" calcext:value-type="float">
            <text:p>76,54</text:p>
          </table:table-cell>
          <table:table-cell table:formula="of:=[.AG14]/2" office:value-type="float" office:value="38.268343236509" calcext:value-type="float">
            <text:p>38,27</text:p>
          </table:table-cell>
          <table:table-cell table:formula="of:=([.AH14]/[.G14])" office:value-type="float" office:value="0.38268343236509" calcext:value-type="float">
            <text:p>0,38</text:p>
          </table:table-cell>
          <table:table-cell table:formula="of:=ASIN([.AI14])" office:value-type="float" office:value="0.392699081698724" calcext:value-type="float">
            <text:p>0,39</text:p>
          </table:table-cell>
          <table:table-cell table:formula="of:=DEGREES([.AJ14])" office:value-type="float" office:value="22.5" calcext:value-type="float">
            <text:p>22,50</text:p>
          </table:table-cell>
          <table:table-cell table:formula="of:=[.AK14]*2" office:value-type="float" office:value="45" calcext:value-type="float">
            <text:p>45,00</text:p>
          </table:table-cell>
          <table:table-cell/>
          <table:table-cell table:formula="of:=[.K14]-[.F14]" office:value-type="float" office:value="14.142135623731" calcext:value-type="float">
            <text:p>14,14</text:p>
          </table:table-cell>
          <table:table-cell table:formula="of:=[.J14]-[.E14]" office:value-type="float" office:value="-98.9949493661166" calcext:value-type="float">
            <text:p>-98,99</text:p>
          </table:table-cell>
          <table:table-cell table:formula="of:=[.AN14]/[.AO14]" office:value-type="float" office:value="-0.142857142857143" calcext:value-type="float">
            <text:p>-0,14</text:p>
          </table:table-cell>
          <table:table-cell table:formula="of:=[.AP14]" office:value-type="float" office:value="-0.142857142857143" calcext:value-type="float">
            <text:p>-0,14</text:p>
          </table:table-cell>
          <table:table-cell table:formula="of:=[.R14]-[.F14]" office:value-type="float" office:value="-60" calcext:value-type="float">
            <text:p>-60,00</text:p>
          </table:table-cell>
          <table:table-cell table:formula="of:=[.Q14]-[.E14]" office:value-type="float" office:value="-80" calcext:value-type="float">
            <text:p>-80,00</text:p>
          </table:table-cell>
          <table:table-cell table:formula="of:=[.AR14]/[.AS14]" office:value-type="float" office:value="0.749999999999999" calcext:value-type="float">
            <text:p>0,75</text:p>
          </table:table-cell>
          <table:table-cell table:formula="of:=[.AT14]" office:value-type="float" office:value="0.749999999999999" calcext:value-type="float">
            <text:p>0,75</text:p>
          </table:table-cell>
          <table:table-cell table:formula="of:=([.AT14]-[.AP14])/(1+([.AP14]*[.AT14]))" office:value-type="float" office:value="1" calcext:value-type="float">
            <text:p>1,00</text:p>
          </table:table-cell>
          <table:table-cell table:formula="of:=ATAN([.AV14])" office:value-type="float" office:value="0.785398163397448" calcext:value-type="float">
            <text:p>0,79</text:p>
          </table:table-cell>
          <table:table-cell table:formula="of:=[.AW14]" office:value-type="float" office:value="0.785398163397448" calcext:value-type="float">
            <text:p>0,79</text:p>
          </table:table-cell>
          <table:table-cell table:formula="of:=DEGREES([.AW14])" office:value-type="float" office:value="45" calcext:value-type="float">
            <text:p>45,00</text:p>
          </table:table-cell>
          <table:table-cell table:formula="of:=[.AY14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4]+[.B15]" office:value-type="float" office:value="216.869897645844" calcext:value-type="float">
            <text:p>216,87</text:p>
          </table:table-cell>
          <table:table-cell table:style-name="ce37" table:formula="of:=RADIANS([.C15])" office:value-type="float" office:value="3.78509376238308" calcext:value-type="float">
            <text:p>3,79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5])" office:value-type="float" office:value="-0.8" calcext:value-type="float">
            <text:p>-0,80</text:p>
          </table:table-cell>
          <table:table-cell table:style-name="ce15" table:formula="of:=SIN([.D15])" office:value-type="float" office:value="-0.6" calcext:value-type="float">
            <text:p>-0,60</text:p>
          </table:table-cell>
          <table:table-cell table:style-name="ce15" table:formula="of:=[.H15]*[.G15]+[.E15]" office:value-type="float" office:value="40" calcext:value-type="float">
            <text:p>40,00</text:p>
          </table:table-cell>
          <table:table-cell table:style-name="ce15" table:formula="of:=[.I15]*[.G15]+[.F15]" office:value-type="float" office:value="60.0000000000001" calcext:value-type="float">
            <text:p>60,00</text:p>
          </table:table-cell>
          <table:table-cell table:style-name="ce15" table:formula="of:=[.B15]" office:value-type="float" office:value="45" calcext:value-type="float">
            <text:p>45,00</text:p>
          </table:table-cell>
          <table:table-cell table:style-name="ce15" table:formula="of:=[.C15]+[.L15]" office:value-type="float" office:value="261.869897645844" calcext:value-type="float">
            <text:p>261,87</text:p>
          </table:table-cell>
          <table:table-cell table:style-name="ce15" table:formula="of:=RADIANS([.M15])" office:value-type="float" office:value="4.57049192578053" calcext:value-type="float">
            <text:p>4,57</text:p>
          </table:table-cell>
          <table:table-cell table:style-name="ce15" table:formula="of:=COS([.N15])" office:value-type="float" office:value="-0.14142135623731" calcext:value-type="float">
            <text:p>-0,14</text:p>
          </table:table-cell>
          <table:table-cell table:style-name="ce15" table:formula="of:=SIN([.N15])" office:value-type="float" office:value="-0.989949493661166" calcext:value-type="float">
            <text:p>-0,99</text:p>
          </table:table-cell>
          <table:table-cell table:style-name="ce15" table:formula="of:=[.O15]*[.G15]+[.E15]" office:value-type="float" office:value="105.857864376269" calcext:value-type="float">
            <text:p>105,86</text:p>
          </table:table-cell>
          <table:table-cell table:style-name="ce15" table:formula="of:=[.P15]*[.G15]+[.F15]" office:value-type="float" office:value="21.0050506338834" calcext:value-type="float">
            <text:p>21,01</text:p>
          </table:table-cell>
          <table:table-cell table:style-name="ce41" table:formula="of:=[.K15]-[.F15]" office:value-type="float" office:value="-60" calcext:value-type="float">
            <text:p>-60,00</text:p>
          </table:table-cell>
          <table:table-cell table:style-name="ce41" table:formula="of:=[.J15]-[.E15]" office:value-type="float" office:value="-80" calcext:value-type="float">
            <text:p>-80,00</text:p>
          </table:table-cell>
          <table:table-cell table:formula="of:=SIGN([.S15])" office:value-type="float" office:value="-1" calcext:value-type="float">
            <text:p>-1,00</text:p>
          </table:table-cell>
          <table:table-cell table:formula="of:=SIGN([.T15])" office:value-type="float" office:value="-1" calcext:value-type="float">
            <text:p>-1,00</text:p>
          </table:table-cell>
          <table:table-cell table:style-name="ce47" office:value-type="float" office:value="5" calcext:value-type="float">
            <text:p>5</text:p>
          </table:table-cell>
          <table:table-cell table:formula="of:=ASIN([.S15]/[.G15])" office:value-type="float" office:value="-0.643501108793284" calcext:value-type="float">
            <text:p>-0,64</text:p>
          </table:table-cell>
          <table:table-cell table:formula="of:=DEGREES([.X15])" office:value-type="float" office:value="-36.869897645844" calcext:value-type="float">
            <text:p>-36,87</text:p>
          </table:table-cell>
          <table:table-cell table:formula="of:=ABS([.Y15])" office:value-type="float" office:value="36.869897645844" calcext:value-type="float">
            <text:p>36,87</text:p>
          </table:table-cell>
          <table:table-cell office:value-type="float" office:value="180" calcext:value-type="float">
            <text:p>180</text:p>
          </table:table-cell>
          <table:table-cell table:formula="of:=[.Z15]+[.AA15]" office:value-type="float" office:value="216.869897645844" calcext:value-type="float">
            <text:p>216,87</text:p>
          </table:table-cell>
          <table:table-cell table:formula="of:=[.R15]-[.K15]" office:value-type="float" office:value="-38.9949493661167" calcext:value-type="float">
            <text:p>-38,99</text:p>
          </table:table-cell>
          <table:table-cell table:formula="of:=([.Q15]-[.J15])" office:value-type="float" office:value="65.8578643762691" calcext:value-type="float">
            <text:p>65,86</text:p>
          </table:table-cell>
          <table:table-cell table:formula="of:=POWER([.AC15];2)" office:value-type="float" office:value="1520.60607606601" calcext:value-type="float">
            <text:p>1 520,606</text:p>
          </table:table-cell>
          <table:table-cell table:formula="of:=POWER([.AD15];2)" office:value-type="float" office:value="4337.25830020305" calcext:value-type="float">
            <text:p>4 337,258</text:p>
          </table:table-cell>
          <table:table-cell table:formula="of:=SQRT([.AE15]+[.AF15])" office:value-type="float" office:value="76.536686473018" calcext:value-type="float">
            <text:p>76,54</text:p>
          </table:table-cell>
          <table:table-cell table:formula="of:=[.AG15]/2" office:value-type="float" office:value="38.268343236509" calcext:value-type="float">
            <text:p>38,27</text:p>
          </table:table-cell>
          <table:table-cell table:formula="of:=([.AH15]/[.G15])" office:value-type="float" office:value="0.38268343236509" calcext:value-type="float">
            <text:p>0,38</text:p>
          </table:table-cell>
          <table:table-cell table:formula="of:=ASIN([.AI15])" office:value-type="float" office:value="0.392699081698724" calcext:value-type="float">
            <text:p>0,39</text:p>
          </table:table-cell>
          <table:table-cell table:formula="of:=DEGREES([.AJ15])" office:value-type="float" office:value="22.5" calcext:value-type="float">
            <text:p>22,50</text:p>
          </table:table-cell>
          <table:table-cell table:formula="of:=[.AK15]*2" office:value-type="float" office:value="45" calcext:value-type="float">
            <text:p>45,00</text:p>
          </table:table-cell>
          <table:table-cell/>
          <table:table-cell table:formula="of:=[.K15]-[.F15]" office:value-type="float" office:value="-60" calcext:value-type="float">
            <text:p>-60,00</text:p>
          </table:table-cell>
          <table:table-cell table:formula="of:=[.J15]-[.E15]" office:value-type="float" office:value="-80" calcext:value-type="float">
            <text:p>-80,00</text:p>
          </table:table-cell>
          <table:table-cell table:formula="of:=[.AN15]/[.AO15]" office:value-type="float" office:value="0.749999999999999" calcext:value-type="float">
            <text:p>0,75</text:p>
          </table:table-cell>
          <table:table-cell table:formula="of:=[.AP15]" office:value-type="float" office:value="0.749999999999999" calcext:value-type="float">
            <text:p>0,75</text:p>
          </table:table-cell>
          <table:table-cell table:formula="of:=[.R15]-[.F15]" office:value-type="float" office:value="-98.9949493661166" calcext:value-type="float">
            <text:p>-98,99</text:p>
          </table:table-cell>
          <table:table-cell table:formula="of:=[.Q15]-[.E15]" office:value-type="float" office:value="-14.142135623731" calcext:value-type="float">
            <text:p>-14,14</text:p>
          </table:table-cell>
          <table:table-cell table:formula="of:=[.AR15]/[.AS15]" office:value-type="float" office:value="6.99999999999999" calcext:value-type="float">
            <text:p>7,00</text:p>
          </table:table-cell>
          <table:table-cell table:formula="of:=[.AT15]" office:value-type="float" office:value="6.99999999999999" calcext:value-type="float">
            <text:p>7,00</text:p>
          </table:table-cell>
          <table:table-cell table:formula="of:=([.AT15]-[.AP15])/(1+([.AP15]*[.AT15]))" office:value-type="float" office:value="1" calcext:value-type="float">
            <text:p>1,00</text:p>
          </table:table-cell>
          <table:table-cell table:formula="of:=ATAN([.AV15])" office:value-type="float" office:value="0.785398163397449" calcext:value-type="float">
            <text:p>0,79</text:p>
          </table:table-cell>
          <table:table-cell table:formula="of:=[.AW15]" office:value-type="float" office:value="0.785398163397449" calcext:value-type="float">
            <text:p>0,79</text:p>
          </table:table-cell>
          <table:table-cell table:formula="of:=DEGREES([.AW15])" office:value-type="float" office:value="45" calcext:value-type="float">
            <text:p>45,00</text:p>
          </table:table-cell>
          <table:table-cell table:formula="of:=[.AY15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5]+[.B16]" office:value-type="float" office:value="261.869897645844" calcext:value-type="float">
            <text:p>261,87</text:p>
          </table:table-cell>
          <table:table-cell table:style-name="ce37" table:formula="of:=RADIANS([.C16])" office:value-type="float" office:value="4.57049192578053" calcext:value-type="float">
            <text:p>4,57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6])" office:value-type="float" office:value="-0.14142135623731" calcext:value-type="float">
            <text:p>-0,14</text:p>
          </table:table-cell>
          <table:table-cell table:style-name="ce15" table:formula="of:=SIN([.D16])" office:value-type="float" office:value="-0.989949493661166" calcext:value-type="float">
            <text:p>-0,99</text:p>
          </table:table-cell>
          <table:table-cell table:style-name="ce15" table:formula="of:=[.H16]*[.G16]+[.E16]" office:value-type="float" office:value="105.857864376269" calcext:value-type="float">
            <text:p>105,86</text:p>
          </table:table-cell>
          <table:table-cell table:style-name="ce15" table:formula="of:=[.I16]*[.G16]+[.F16]" office:value-type="float" office:value="21.0050506338834" calcext:value-type="float">
            <text:p>21,01</text:p>
          </table:table-cell>
          <table:table-cell table:style-name="ce15" table:formula="of:=[.B16]" office:value-type="float" office:value="45" calcext:value-type="float">
            <text:p>45,00</text:p>
          </table:table-cell>
          <table:table-cell table:style-name="ce15" table:formula="of:=[.C16]+[.L16]" office:value-type="float" office:value="306.869897645844" calcext:value-type="float">
            <text:p>306,87</text:p>
          </table:table-cell>
          <table:table-cell table:style-name="ce15" table:formula="of:=RADIANS([.M16])" office:value-type="float" office:value="5.35589008917797" calcext:value-type="float">
            <text:p>5,36</text:p>
          </table:table-cell>
          <table:table-cell table:style-name="ce15" table:formula="of:=COS([.N16])" office:value-type="float" office:value="0.6" calcext:value-type="float">
            <text:p>0,60</text:p>
          </table:table-cell>
          <table:table-cell table:style-name="ce15" table:formula="of:=SIN([.N16])" office:value-type="float" office:value="-0.8" calcext:value-type="float">
            <text:p>-0,80</text:p>
          </table:table-cell>
          <table:table-cell table:style-name="ce15" table:formula="of:=[.O16]*[.G16]+[.E16]" office:value-type="float" office:value="180" calcext:value-type="float">
            <text:p>180,00</text:p>
          </table:table-cell>
          <table:table-cell table:style-name="ce15" table:formula="of:=[.P16]*[.G16]+[.F16]" office:value-type="float" office:value="40" calcext:value-type="float">
            <text:p>40,00</text:p>
          </table:table-cell>
          <table:table-cell table:style-name="ce41" table:formula="of:=[.K16]-[.F16]" office:value-type="float" office:value="-98.9949493661166" calcext:value-type="float">
            <text:p>-98,99</text:p>
          </table:table-cell>
          <table:table-cell table:style-name="ce41" table:formula="of:=[.J16]-[.E16]" office:value-type="float" office:value="-14.142135623731" calcext:value-type="float">
            <text:p>-14,14</text:p>
          </table:table-cell>
          <table:table-cell table:formula="of:=SIGN([.S16])" office:value-type="float" office:value="-1" calcext:value-type="float">
            <text:p>-1,00</text:p>
          </table:table-cell>
          <table:table-cell table:formula="of:=SIGN([.T16])" office:value-type="float" office:value="-1" calcext:value-type="float">
            <text:p>-1,00</text:p>
          </table:table-cell>
          <table:table-cell table:style-name="ce47" office:value-type="float" office:value="5" calcext:value-type="float">
            <text:p>5</text:p>
          </table:table-cell>
          <table:table-cell table:formula="of:=ASIN([.S16]/[.G16])" office:value-type="float" office:value="-1.42889927219073" calcext:value-type="float">
            <text:p>-1,43</text:p>
          </table:table-cell>
          <table:table-cell table:formula="of:=DEGREES([.X16])" office:value-type="float" office:value="-81.869897645844" calcext:value-type="float">
            <text:p>-81,87</text:p>
          </table:table-cell>
          <table:table-cell table:formula="of:=ABS([.Y16])" office:value-type="float" office:value="81.869897645844" calcext:value-type="float">
            <text:p>81,87</text:p>
          </table:table-cell>
          <table:table-cell office:value-type="float" office:value="180" calcext:value-type="float">
            <text:p>180</text:p>
          </table:table-cell>
          <table:table-cell table:formula="of:=[.Z16]+[.AA16]" office:value-type="float" office:value="261.869897645844" calcext:value-type="float">
            <text:p>261,87</text:p>
          </table:table-cell>
          <table:table-cell table:formula="of:=[.R16]-[.K16]" office:value-type="float" office:value="18.9949493661166" calcext:value-type="float">
            <text:p>18,99</text:p>
          </table:table-cell>
          <table:table-cell table:formula="of:=([.Q16]-[.J16])" office:value-type="float" office:value="74.142135623731" calcext:value-type="float">
            <text:p>74,14</text:p>
          </table:table-cell>
          <table:table-cell table:formula="of:=POWER([.AC16];2)" office:value-type="float" office:value="360.808101421335" calcext:value-type="float">
            <text:p>360,808</text:p>
          </table:table-cell>
          <table:table-cell table:formula="of:=POWER([.AD16];2)" office:value-type="float" office:value="5497.05627484771" calcext:value-type="float">
            <text:p>5 497,056</text:p>
          </table:table-cell>
          <table:table-cell table:formula="of:=SQRT([.AE16]+[.AF16])" office:value-type="float" office:value="76.536686473018" calcext:value-type="float">
            <text:p>76,54</text:p>
          </table:table-cell>
          <table:table-cell table:formula="of:=[.AG16]/2" office:value-type="float" office:value="38.268343236509" calcext:value-type="float">
            <text:p>38,27</text:p>
          </table:table-cell>
          <table:table-cell table:formula="of:=([.AH16]/[.G16])" office:value-type="float" office:value="0.38268343236509" calcext:value-type="float">
            <text:p>0,38</text:p>
          </table:table-cell>
          <table:table-cell table:formula="of:=ASIN([.AI16])" office:value-type="float" office:value="0.392699081698724" calcext:value-type="float">
            <text:p>0,39</text:p>
          </table:table-cell>
          <table:table-cell table:formula="of:=DEGREES([.AJ16])" office:value-type="float" office:value="22.5" calcext:value-type="float">
            <text:p>22,50</text:p>
          </table:table-cell>
          <table:table-cell table:formula="of:=[.AK16]*2" office:value-type="float" office:value="45" calcext:value-type="float">
            <text:p>45,00</text:p>
          </table:table-cell>
          <table:table-cell/>
          <table:table-cell table:formula="of:=[.K16]-[.F16]" office:value-type="float" office:value="-98.9949493661166" calcext:value-type="float">
            <text:p>-98,99</text:p>
          </table:table-cell>
          <table:table-cell table:formula="of:=[.J16]-[.E16]" office:value-type="float" office:value="-14.142135623731" calcext:value-type="float">
            <text:p>-14,14</text:p>
          </table:table-cell>
          <table:table-cell table:formula="of:=[.AN16]/[.AO16]" office:value-type="float" office:value="6.99999999999999" calcext:value-type="float">
            <text:p>7,00</text:p>
          </table:table-cell>
          <table:table-cell table:formula="of:=[.AP16]" office:value-type="float" office:value="6.99999999999999" calcext:value-type="float">
            <text:p>7,00</text:p>
          </table:table-cell>
          <table:table-cell table:formula="of:=[.R16]-[.F16]" office:value-type="float" office:value="-80" calcext:value-type="float">
            <text:p>-80,00</text:p>
          </table:table-cell>
          <table:table-cell table:formula="of:=[.Q16]-[.E16]" office:value-type="float" office:value="60" calcext:value-type="float">
            <text:p>60,00</text:p>
          </table:table-cell>
          <table:table-cell table:formula="of:=[.AR16]/[.AS16]" office:value-type="float" office:value="-1.33333333333333" calcext:value-type="float">
            <text:p>-1,33</text:p>
          </table:table-cell>
          <table:table-cell table:formula="of:=[.AT16]" office:value-type="float" office:value="-1.33333333333333" calcext:value-type="float">
            <text:p>-1,33</text:p>
          </table:table-cell>
          <table:table-cell table:formula="of:=([.AT16]-[.AP16])/(1+([.AP16]*[.AT16]))" office:value-type="float" office:value="1" calcext:value-type="float">
            <text:p>1,00</text:p>
          </table:table-cell>
          <table:table-cell table:formula="of:=ATAN([.AV16])" office:value-type="float" office:value="0.785398163397448" calcext:value-type="float">
            <text:p>0,79</text:p>
          </table:table-cell>
          <table:table-cell table:formula="of:=[.AW16]" office:value-type="float" office:value="0.785398163397448" calcext:value-type="float">
            <text:p>0,79</text:p>
          </table:table-cell>
          <table:table-cell table:formula="of:=DEGREES([.AW16])" office:value-type="float" office:value="45" calcext:value-type="float">
            <text:p>45,00</text:p>
          </table:table-cell>
          <table:table-cell table:formula="of:=[.AY16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6]+[.B17]" office:value-type="float" office:value="306.869897645844" calcext:value-type="float">
            <text:p>306,87</text:p>
          </table:table-cell>
          <table:table-cell table:style-name="ce37" table:formula="of:=RADIANS([.C17])" office:value-type="float" office:value="5.35589008917797" calcext:value-type="float">
            <text:p>5,36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7])" office:value-type="float" office:value="0.6" calcext:value-type="float">
            <text:p>0,60</text:p>
          </table:table-cell>
          <table:table-cell table:style-name="ce15" table:formula="of:=SIN([.D17])" office:value-type="float" office:value="-0.8" calcext:value-type="float">
            <text:p>-0,80</text:p>
          </table:table-cell>
          <table:table-cell table:style-name="ce15" table:formula="of:=[.H17]*[.G17]+[.E17]" office:value-type="float" office:value="180" calcext:value-type="float">
            <text:p>180,00</text:p>
          </table:table-cell>
          <table:table-cell table:style-name="ce15" table:formula="of:=[.I17]*[.G17]+[.F17]" office:value-type="float" office:value="40" calcext:value-type="float">
            <text:p>40,00</text:p>
          </table:table-cell>
          <table:table-cell table:style-name="ce15" table:formula="of:=[.B17]" office:value-type="float" office:value="45" calcext:value-type="float">
            <text:p>45,00</text:p>
          </table:table-cell>
          <table:table-cell table:style-name="ce15" table:formula="of:=[.C17]+[.L17]" office:value-type="float" office:value="351.869897645844" calcext:value-type="float">
            <text:p>351,87</text:p>
          </table:table-cell>
          <table:table-cell table:style-name="ce15" table:formula="of:=RADIANS([.M17])" office:value-type="float" office:value="6.14128825257542" calcext:value-type="float">
            <text:p>6,14</text:p>
          </table:table-cell>
          <table:table-cell table:style-name="ce15" table:formula="of:=COS([.N17])" office:value-type="float" office:value="0.989949493661166" calcext:value-type="float">
            <text:p>0,99</text:p>
          </table:table-cell>
          <table:table-cell table:style-name="ce15" table:formula="of:=SIN([.N17])" office:value-type="float" office:value="-0.14142135623731" calcext:value-type="float">
            <text:p>-0,14</text:p>
          </table:table-cell>
          <table:table-cell table:style-name="ce15" table:formula="of:=[.O17]*[.G17]+[.E17]" office:value-type="float" office:value="218.994949366117" calcext:value-type="float">
            <text:p>218,99</text:p>
          </table:table-cell>
          <table:table-cell table:style-name="ce15" table:formula="of:=[.P17]*[.G17]+[.F17]" office:value-type="float" office:value="105.857864376269" calcext:value-type="float">
            <text:p>105,86</text:p>
          </table:table-cell>
          <table:table-cell table:style-name="ce41" table:formula="of:=[.K17]-[.F17]" office:value-type="float" office:value="-80" calcext:value-type="float">
            <text:p>-80,00</text:p>
          </table:table-cell>
          <table:table-cell table:style-name="ce15" table:formula="of:=[.J17]-[.E17]" office:value-type="float" office:value="60" calcext:value-type="float">
            <text:p>60,00</text:p>
          </table:table-cell>
          <table:table-cell table:formula="of:=SIGN([.S17])" office:value-type="float" office:value="-1" calcext:value-type="float">
            <text:p>-1,00</text:p>
          </table:table-cell>
          <table:table-cell table:formula="of:=SIGN([.T17])" office:value-type="float" office:value="1" calcext:value-type="float">
            <text:p>1,00</text:p>
          </table:table-cell>
          <table:table-cell table:style-name="ce47" office:value-type="float" office:value="7" calcext:value-type="float">
            <text:p>7</text:p>
          </table:table-cell>
          <table:table-cell table:formula="of:=ASIN([.S17]/[.G17])" office:value-type="float" office:value="-0.927295218001613" calcext:value-type="float">
            <text:p>-0,93</text:p>
          </table:table-cell>
          <table:table-cell table:formula="of:=DEGREES([.X17])" office:value-type="float" office:value="-53.130102354156" calcext:value-type="float">
            <text:p>-53,13</text:p>
          </table:table-cell>
          <table:table-cell table:formula="of:=ABS([.Y17])" office:value-type="float" office:value="53.130102354156" calcext:value-type="float">
            <text:p>53,13</text:p>
          </table:table-cell>
          <table:table-cell office:value-type="float" office:value="270" calcext:value-type="float">
            <text:p>270</text:p>
          </table:table-cell>
          <table:table-cell table:formula="of:=[.Z17]+[.AA17]" office:value-type="float" office:value="323.130102354156" calcext:value-type="float">
            <text:p>323,13</text:p>
          </table:table-cell>
          <table:table-cell table:formula="of:=[.R17]-[.K17]" office:value-type="float" office:value="65.857864376269" calcext:value-type="float">
            <text:p>65,86</text:p>
          </table:table-cell>
          <table:table-cell table:formula="of:=([.Q17]-[.J17])" office:value-type="float" office:value="38.9949493661167" calcext:value-type="float">
            <text:p>38,99</text:p>
          </table:table-cell>
          <table:table-cell table:formula="of:=POWER([.AC17];2)" office:value-type="float" office:value="4337.25830020305" calcext:value-type="float">
            <text:p>4 337,258</text:p>
          </table:table-cell>
          <table:table-cell table:formula="of:=POWER([.AD17];2)" office:value-type="float" office:value="1520.606076066" calcext:value-type="float">
            <text:p>1 520,606</text:p>
          </table:table-cell>
          <table:table-cell table:formula="of:=SQRT([.AE17]+[.AF17])" office:value-type="float" office:value="76.536686473018" calcext:value-type="float">
            <text:p>76,54</text:p>
          </table:table-cell>
          <table:table-cell table:formula="of:=[.AG17]/2" office:value-type="float" office:value="38.268343236509" calcext:value-type="float">
            <text:p>38,27</text:p>
          </table:table-cell>
          <table:table-cell table:formula="of:=([.AH17]/[.G17])" office:value-type="float" office:value="0.38268343236509" calcext:value-type="float">
            <text:p>0,38</text:p>
          </table:table-cell>
          <table:table-cell table:formula="of:=ASIN([.AI17])" office:value-type="float" office:value="0.392699081698724" calcext:value-type="float">
            <text:p>0,39</text:p>
          </table:table-cell>
          <table:table-cell table:formula="of:=DEGREES([.AJ17])" office:value-type="float" office:value="22.5" calcext:value-type="float">
            <text:p>22,50</text:p>
          </table:table-cell>
          <table:table-cell table:formula="of:=[.AK17]*2" office:value-type="float" office:value="45" calcext:value-type="float">
            <text:p>45,00</text:p>
          </table:table-cell>
          <table:table-cell/>
          <table:table-cell table:formula="of:=[.K17]-[.F17]" office:value-type="float" office:value="-80" calcext:value-type="float">
            <text:p>-80,00</text:p>
          </table:table-cell>
          <table:table-cell table:formula="of:=[.J17]-[.E17]" office:value-type="float" office:value="60" calcext:value-type="float">
            <text:p>60,00</text:p>
          </table:table-cell>
          <table:table-cell table:formula="of:=[.AN17]/[.AO17]" office:value-type="float" office:value="-1.33333333333333" calcext:value-type="float">
            <text:p>-1,33</text:p>
          </table:table-cell>
          <table:table-cell table:formula="of:=[.AP17]" office:value-type="float" office:value="-1.33333333333333" calcext:value-type="float">
            <text:p>-1,33</text:p>
          </table:table-cell>
          <table:table-cell table:formula="of:=[.R17]-[.F17]" office:value-type="float" office:value="-14.142135623731" calcext:value-type="float">
            <text:p>-14,14</text:p>
          </table:table-cell>
          <table:table-cell table:formula="of:=[.Q17]-[.E17]" office:value-type="float" office:value="98.9949493661167" calcext:value-type="float">
            <text:p>98,99</text:p>
          </table:table-cell>
          <table:table-cell table:formula="of:=[.AR17]/[.AS17]" office:value-type="float" office:value="-0.142857142857143" calcext:value-type="float">
            <text:p>-0,14</text:p>
          </table:table-cell>
          <table:table-cell table:formula="of:=[.AT17]" office:value-type="float" office:value="-0.142857142857143" calcext:value-type="float">
            <text:p>-0,14</text:p>
          </table:table-cell>
          <table:table-cell table:formula="of:=([.AT17]-[.AP17])/(1+([.AP17]*[.AT17]))" office:value-type="float" office:value="1" calcext:value-type="float">
            <text:p>1,00</text:p>
          </table:table-cell>
          <table:table-cell table:formula="of:=ATAN([.AV17])" office:value-type="float" office:value="0.785398163397448" calcext:value-type="float">
            <text:p>0,79</text:p>
          </table:table-cell>
          <table:table-cell table:formula="of:=[.AW17]" office:value-type="float" office:value="0.785398163397448" calcext:value-type="float">
            <text:p>0,79</text:p>
          </table:table-cell>
          <table:table-cell table:formula="of:=DEGREES([.AW17])" office:value-type="float" office:value="45" calcext:value-type="float">
            <text:p>45,00</text:p>
          </table:table-cell>
          <table:table-cell table:formula="of:=[.AY17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,00</text:p>
          </table:table-cell>
          <table:table-cell table:style-name="ce15" table:formula="of:=[.C17]+[.B18]" office:value-type="float" office:value="351.869897645844" calcext:value-type="float">
            <text:p>351,87</text:p>
          </table:table-cell>
          <table:table-cell table:style-name="ce37" table:formula="of:=RADIANS([.C18])" office:value-type="float" office:value="6.14128825257542" calcext:value-type="float">
            <text:p>6,14</text:p>
          </table:table-cell>
          <table:table-cell table:number-columns-repeated="2" table:style-name="ce15" office:value-type="float" office:value="120" calcext:value-type="float">
            <text:p>12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table:formula="of:=COS([.D18])" office:value-type="float" office:value="0.989949493661166" calcext:value-type="float">
            <text:p>0,99</text:p>
          </table:table-cell>
          <table:table-cell table:style-name="ce15" table:formula="of:=SIN([.D18])" office:value-type="float" office:value="-0.14142135623731" calcext:value-type="float">
            <text:p>-0,14</text:p>
          </table:table-cell>
          <table:table-cell table:style-name="ce15" table:formula="of:=[.H18]*[.G18]+[.E18]" office:value-type="float" office:value="218.994949366117" calcext:value-type="float">
            <text:p>218,99</text:p>
          </table:table-cell>
          <table:table-cell table:style-name="ce15" table:formula="of:=[.I18]*[.G18]+[.F18]" office:value-type="float" office:value="105.857864376269" calcext:value-type="float">
            <text:p>105,86</text:p>
          </table:table-cell>
          <table:table-cell table:style-name="ce15" table:formula="of:=[.B18]" office:value-type="float" office:value="45" calcext:value-type="float">
            <text:p>45,00</text:p>
          </table:table-cell>
          <table:table-cell table:style-name="ce15" table:formula="of:=[.C18]+[.L18]" office:value-type="float" office:value="396.869897645844" calcext:value-type="float">
            <text:p>396,87</text:p>
          </table:table-cell>
          <table:table-cell table:style-name="ce15" table:formula="of:=RADIANS([.M18])" office:value-type="float" office:value="6.92668641597287" calcext:value-type="float">
            <text:p>6,93</text:p>
          </table:table-cell>
          <table:table-cell table:style-name="ce15" table:formula="of:=COS([.N18])" office:value-type="float" office:value="0.8" calcext:value-type="float">
            <text:p>0,80</text:p>
          </table:table-cell>
          <table:table-cell table:style-name="ce15" table:formula="of:=SIN([.N18])" office:value-type="float" office:value="0.6" calcext:value-type="float">
            <text:p>0,60</text:p>
          </table:table-cell>
          <table:table-cell table:style-name="ce15" table:formula="of:=[.O18]*[.G18]+[.E18]" office:value-type="float" office:value="200" calcext:value-type="float">
            <text:p>200,00</text:p>
          </table:table-cell>
          <table:table-cell table:style-name="ce15" table:formula="of:=[.P18]*[.G18]+[.F18]" office:value-type="float" office:value="180" calcext:value-type="float">
            <text:p>180,00</text:p>
          </table:table-cell>
          <table:table-cell table:style-name="ce41" table:formula="of:=[.K18]-[.F18]" office:value-type="float" office:value="-14.142135623731" calcext:value-type="float">
            <text:p>-14,14</text:p>
          </table:table-cell>
          <table:table-cell table:style-name="ce15" table:formula="of:=[.J18]-[.E18]" office:value-type="float" office:value="98.9949493661167" calcext:value-type="float">
            <text:p>98,99</text:p>
          </table:table-cell>
          <table:table-cell table:formula="of:=SIGN([.S18])" office:value-type="float" office:value="-1" calcext:value-type="float">
            <text:p>-1,00</text:p>
          </table:table-cell>
          <table:table-cell table:formula="of:=SIGN([.T18])" office:value-type="float" office:value="1" calcext:value-type="float">
            <text:p>1,00</text:p>
          </table:table-cell>
          <table:table-cell table:style-name="ce47" office:value-type="float" office:value="7" calcext:value-type="float">
            <text:p>7</text:p>
          </table:table-cell>
          <table:table-cell table:formula="of:=ASIN([.S18]/[.G18])" office:value-type="float" office:value="-0.141897054604164" calcext:value-type="float">
            <text:p>-0,14</text:p>
          </table:table-cell>
          <table:table-cell table:formula="of:=DEGREES([.X18])" office:value-type="float" office:value="-8.130102354156" calcext:value-type="float">
            <text:p>-8,13</text:p>
          </table:table-cell>
          <table:table-cell table:formula="of:=ABS([.Y18])" office:value-type="float" office:value="8.130102354156" calcext:value-type="float">
            <text:p>8,13</text:p>
          </table:table-cell>
          <table:table-cell office:value-type="float" office:value="270" calcext:value-type="float">
            <text:p>270</text:p>
          </table:table-cell>
          <table:table-cell table:formula="of:=[.Z18]+[.AA18]" office:value-type="float" office:value="278.130102354156" calcext:value-type="float">
            <text:p>278,13</text:p>
          </table:table-cell>
          <table:table-cell table:formula="of:=[.R18]-[.K18]" office:value-type="float" office:value="74.142135623731" calcext:value-type="float">
            <text:p>74,14</text:p>
          </table:table-cell>
          <table:table-cell table:formula="of:=([.Q18]-[.J18])" office:value-type="float" office:value="-18.9949493661166" calcext:value-type="float">
            <text:p>-18,99</text:p>
          </table:table-cell>
          <table:table-cell table:formula="of:=POWER([.AC18];2)" office:value-type="float" office:value="5497.05627484771" calcext:value-type="float">
            <text:p>5 497,056</text:p>
          </table:table-cell>
          <table:table-cell table:formula="of:=POWER([.AD18];2)" office:value-type="float" office:value="360.808101421335" calcext:value-type="float">
            <text:p>360,808</text:p>
          </table:table-cell>
          <table:table-cell table:formula="of:=SQRT([.AE18]+[.AF18])" office:value-type="float" office:value="76.536686473018" calcext:value-type="float">
            <text:p>76,54</text:p>
          </table:table-cell>
          <table:table-cell table:formula="of:=[.AG18]/2" office:value-type="float" office:value="38.268343236509" calcext:value-type="float">
            <text:p>38,27</text:p>
          </table:table-cell>
          <table:table-cell table:formula="of:=([.AH18]/[.G18])" office:value-type="float" office:value="0.38268343236509" calcext:value-type="float">
            <text:p>0,38</text:p>
          </table:table-cell>
          <table:table-cell table:formula="of:=ASIN([.AI18])" office:value-type="float" office:value="0.392699081698724" calcext:value-type="float">
            <text:p>0,39</text:p>
          </table:table-cell>
          <table:table-cell table:formula="of:=DEGREES([.AJ18])" office:value-type="float" office:value="22.5" calcext:value-type="float">
            <text:p>22,50</text:p>
          </table:table-cell>
          <table:table-cell table:formula="of:=[.AK18]*2" office:value-type="float" office:value="45" calcext:value-type="float">
            <text:p>45,00</text:p>
          </table:table-cell>
          <table:table-cell/>
          <table:table-cell table:formula="of:=[.K18]-[.F18]" office:value-type="float" office:value="-14.142135623731" calcext:value-type="float">
            <text:p>-14,14</text:p>
          </table:table-cell>
          <table:table-cell table:formula="of:=[.J18]-[.E18]" office:value-type="float" office:value="98.9949493661167" calcext:value-type="float">
            <text:p>98,99</text:p>
          </table:table-cell>
          <table:table-cell table:formula="of:=[.AN18]/[.AO18]" office:value-type="float" office:value="-0.142857142857143" calcext:value-type="float">
            <text:p>-0,14</text:p>
          </table:table-cell>
          <table:table-cell table:formula="of:=[.AP18]" office:value-type="float" office:value="-0.142857142857143" calcext:value-type="float">
            <text:p>-0,14</text:p>
          </table:table-cell>
          <table:table-cell table:formula="of:=[.R18]-[.F18]" office:value-type="float" office:value="60" calcext:value-type="float">
            <text:p>60,00</text:p>
          </table:table-cell>
          <table:table-cell table:formula="of:=[.Q18]-[.E18]" office:value-type="float" office:value="80" calcext:value-type="float">
            <text:p>80,00</text:p>
          </table:table-cell>
          <table:table-cell table:formula="of:=[.AR18]/[.AS18]" office:value-type="float" office:value="0.749999999999999" calcext:value-type="float">
            <text:p>0,75</text:p>
          </table:table-cell>
          <table:table-cell table:formula="of:=[.AT18]" office:value-type="float" office:value="0.749999999999999" calcext:value-type="float">
            <text:p>0,75</text:p>
          </table:table-cell>
          <table:table-cell table:formula="of:=([.AT18]-[.AP18])/(1+([.AP18]*[.AT18]))" office:value-type="float" office:value="1" calcext:value-type="float">
            <text:p>1,00</text:p>
          </table:table-cell>
          <table:table-cell table:formula="of:=ATAN([.AV18])" office:value-type="float" office:value="0.785398163397448" calcext:value-type="float">
            <text:p>0,79</text:p>
          </table:table-cell>
          <table:table-cell table:formula="of:=[.AW18]" office:value-type="float" office:value="0.785398163397448" calcext:value-type="float">
            <text:p>0,79</text:p>
          </table:table-cell>
          <table:table-cell table:formula="of:=DEGREES([.AW18])" office:value-type="float" office:value="45" calcext:value-type="float">
            <text:p>45,00</text:p>
          </table:table-cell>
          <table:table-cell table:formula="of:=[.AY18]" office:value-type="float" office:value="45" calcext:value-type="float">
            <text:p>45,00</text:p>
          </table:table-cell>
          <table:table-cell table:number-columns-repeated="972"/>
        </table:table-row>
        <table:table-row table:style-name="ro2" table:number-rows-repeated="3">
          <table:table-cell table:number-columns-repeated="2"/>
          <table:table-cell table:style-name="ce15" table:number-columns-repeated="16"/>
          <table:table-cell table:number-columns-repeated="4"/>
          <table:table-cell table:style-name="ce47"/>
          <table:table-cell table:number-columns-repeated="1001"/>
        </table:table-row>
        <table:table-row table:style-name="ro2">
          <table:table-cell table:number-columns-repeated="2"/>
          <table:table-cell table:style-name="ce15" table:number-columns-repeated="16"/>
          <table:table-cell table:number-columns-repeated="3"/>
          <table:table-cell table:style-name="ce44"/>
          <table:table-cell table:style-name="ce47"/>
          <table:table-cell table:number-columns-repeated="100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28" table:default-cell-style-name="Default"/>
        <table:table-column table:style-name="co29" table:default-cell-style-name="ce19"/>
        <table:table-column table:style-name="co1" table:number-columns-repeated="3" table:default-cell-style-name="ce20"/>
        <table:table-column table:style-name="co1" table:number-columns-repeated="5" table:default-cell-style-name="Default"/>
        <table:table-row table:style-name="ro4">
          <table:table-cell table:style-name="ce18" office:value-type="string" calcext:value-type="string">
            <text:p>Cas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y0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xc</text:p>
          </table:table-cell>
          <table:table-cell table:style-name="ce18" office:value-type="string" calcext:value-type="string">
            <text:p>yc</text:p>
          </table:table-cell>
          <table:table-cell table:style-name="ce18" office:value-type="string" calcext:value-type="string">
            <text:p>Start Deg</text:p>
          </table:table-cell>
          <table:table-cell table:style-name="ce18" office:value-type="string" calcext:value-type="string">
            <text:p>Exte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,00</text:p>
          </table:table-cell>
          <table:table-cell office:value-type="float" office:value="120" calcext:value-type="float">
            <text:p>120,00</text:p>
          </table:table-cell>
          <table:table-cell table:number-columns-repeated="2" office:value-type="float" office:value="190.710678118655" calcext:value-type="float">
            <text:p>190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90.710678118655" calcext:value-type="float">
            <text:p>190,71</text:p>
          </table:table-cell>
          <table:table-cell office:value-type="float" office:value="120" calcext:value-type="float">
            <text:p>120,00</text:p>
          </table:table-cell>
          <table:table-cell office:value-type="float" office:value="220" calcext:value-type="float">
            <text:p>220,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,00</text:p>
          </table:table-cell>
          <table:table-cell office:value-type="float" office:value="220" calcext:value-type="float">
            <text:p>220,00</text:p>
          </table:table-cell>
          <table:table-cell office:value-type="float" office:value="49.2893218813453" calcext:value-type="float">
            <text:p>49,29</text:p>
          </table:table-cell>
          <table:table-cell office:value-type="float" office:value="190.710678118655" calcext:value-type="float">
            <text:p>190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2893218813453" calcext:value-type="float">
            <text:p>49,29</text:p>
          </table:table-cell>
          <table:table-cell office:value-type="float" office:value="190.710678118655" calcext:value-type="float">
            <text:p>190,71</text:p>
          </table:table-cell>
          <table:table-cell office:value-type="float" office:value="20" calcext:value-type="float">
            <text:p>2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,00</text:p>
          </table:table-cell>
          <table:table-cell office:value-type="float" office:value="120" calcext:value-type="float">
            <text:p>120,00</text:p>
          </table:table-cell>
          <table:table-cell office:value-type="float" office:value="49.2893218813452" calcext:value-type="float">
            <text:p>49,29</text:p>
          </table:table-cell>
          <table:table-cell office:value-type="float" office:value="49.2893218813453" calcext:value-type="float">
            <text:p>49,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9.2893218813452" calcext:value-type="float">
            <text:p>49,29</text:p>
          </table:table-cell>
          <table:table-cell office:value-type="float" office:value="49.2893218813453" calcext:value-type="float">
            <text:p>49,29</text:p>
          </table:table-cell>
          <table:table-cell office:value-type="float" office:value="120" calcext:value-type="float">
            <text:p>120,00</text:p>
          </table:table-cell>
          <table:table-cell office:value-type="float" office:value="20" calcext:value-type="float">
            <text:p>20,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,00</text:p>
          </table:table-cell>
          <table:table-cell office:value-type="float" office:value="20" calcext:value-type="float">
            <text:p>20,00</text:p>
          </table:table-cell>
          <table:table-cell office:value-type="float" office:value="190.710678118655" calcext:value-type="float">
            <text:p>190,71</text:p>
          </table:table-cell>
          <table:table-cell office:value-type="float" office:value="49.2893218813452" calcext:value-type="float">
            <text:p>49,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0.710678118655" calcext:value-type="float">
            <text:p>190,71</text:p>
          </table:table-cell>
          <table:table-cell office:value-type="float" office:value="49.2893218813452" calcext:value-type="float">
            <text:p>49,29</text:p>
          </table:table-cell>
          <table:table-cell office:value-type="float" office:value="220" calcext:value-type="float">
            <text:p>22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,00</text:p>
          </table:table-cell>
          <table:table-cell office:value-type="float" office:value="120" calcext:value-type="float">
            <text:p>120,00</text:p>
          </table:table-cell>
          <table:table-cell table:number-columns-repeated="2" office:value-type="float" office:value="190.710678118655" calcext:value-type="float">
            <text:p>190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 table:formula="of:=ACOS(80/100)" office:value-type="float" office:value="0.643501108793284" calcext:value-type="float">
            <text:p>0,643501108793284</text:p>
          </table:table-cell>
          <table:table-cell table:style-name="Default" table:formula="of:=DEGREES([.B16])" office:value-type="float" office:value="36.869897645844" calcext:value-type="float">
            <text:p>36,869897645844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2:33:24.745036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9:28:28.367996172</meta:creation-date>
    <dc:date>2019-04-08T16:45:54.214264073</dc:date>
    <meta:editing-duration>P1DT8H13M54S</meta:editing-duration>
    <meta:editing-cycles>50</meta:editing-cycles>
    <meta:generator>LibreOffice/6.0.7.3$Linux_X86_64 LibreOffice_project/00m0$Build-3</meta:generator>
    <meta:document-statistic meta:table-count="3" meta:cell-count="1110" meta:object-count="0"/>
  </office:meta>
</office:document-meta>
</file>